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24cm"/>
    </style:style>
    <style:style style:name="co4" style:family="table-column">
      <style:table-column-properties fo:break-before="auto" style:column-width="4.424cm"/>
    </style:style>
    <style:style style:name="co5" style:family="table-column">
      <style:table-column-properties fo:break-before="auto" style:column-width="5.482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0.679cm"/>
    </style:style>
    <style:style style:name="co10" style:family="table-column">
      <style:table-column-properties fo:break-before="auto" style:column-width="0.626cm"/>
    </style:style>
    <style:style style:name="ro1" style:family="table-row">
      <style:table-row-properties style:row-height="2.369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6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#ff7b59"/>
    </style:style>
    <style:style style:name="ce6" style:family="table-cell" style:parent-style-name="Default">
      <style:table-cell-properties fo:background-color="#ffd428"/>
    </style:style>
    <style:style style:name="ce5" style:family="table-cell" style:parent-style-name="Default">
      <style:table-cell-properties fo:background-color="#b4c7dc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map style:condition="cell-content()=1" style:apply-style-name="video1" style:base-cell-address="Présence.B9"/>
      <style:map style:condition="cell-content()=2" style:apply-style-name="video_20_2" style:base-cell-address="Présence.B9"/>
      <style:map style:condition="cell-content()=3" style:apply-style-name="Sans_20_nom1" style:base-cell-address="Présence.B9"/>
      <style:map style:condition="cell-content()=4" style:apply-style-name="Sans_20_nom2" style:base-cell-address="Présence.B9"/>
      <style:map style:condition="cell-content()=0" style:apply-style-name="aucune_20_video_20__2f__20_ABS" style:base-cell-address="Présence.B9"/>
      <style:map style:condition="cell-content()=&quot;ABS&quot;" style:apply-style-name="aucune_20_video_20__2f__20_ABS" style:base-cell-address="Présence.B9"/>
    </style:style>
    <style:style style:name="ce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22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map style:condition="cell-content()=1" style:apply-style-name="video1" style:base-cell-address="Présence.B9"/>
      <style:map style:condition="cell-content()=2" style:apply-style-name="video_20_2" style:base-cell-address="Présence.B9"/>
      <style:map style:condition="cell-content()=3" style:apply-style-name="Sans_20_nom1" style:base-cell-address="Présence.B9"/>
      <style:map style:condition="cell-content()=4" style:apply-style-name="Sans_20_nom2" style:base-cell-address="Présence.B9"/>
      <style:map style:condition="cell-content()=0" style:apply-style-name="aucune_20_video_20__2f__20_ABS" style:base-cell-address="Présence.B9"/>
      <style:map style:condition="cell-content()=&quot;ABS&quot;" style:apply-style-name="aucune_20_video_20__2f__20_ABS" style:base-cell-address="Présence.B9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map style:condition="cell-content()=1" style:apply-style-name="video1" style:base-cell-address="Présence.B9"/>
      <style:map style:condition="cell-content()=2" style:apply-style-name="video_20_2" style:base-cell-address="Présence.B9"/>
      <style:map style:condition="cell-content()=3" style:apply-style-name="Sans_20_nom1" style:base-cell-address="Présence.B9"/>
      <style:map style:condition="cell-content()=4" style:apply-style-name="Sans_20_nom2" style:base-cell-address="Présence.B9"/>
      <style:map style:condition="cell-content()=0" style:apply-style-name="aucune_20_video_20__2f__20_ABS" style:base-cell-address="Présence.B9"/>
      <style:map style:condition="cell-content()=&quot;ABS&quot;" style:apply-style-name="aucune_20_video_20__2f__20_ABS" style:base-cell-address="Présence.B9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video1" style:base-cell-address="Présence.B9"/>
      <style:map style:condition="cell-content()=2" style:apply-style-name="video_20_2" style:base-cell-address="Présence.B9"/>
      <style:map style:condition="cell-content()=3" style:apply-style-name="Sans_20_nom1" style:base-cell-address="Présence.B9"/>
      <style:map style:condition="cell-content()=4" style:apply-style-name="Sans_20_nom2" style:base-cell-address="Présence.B9"/>
      <style:map style:condition="cell-content()=0" style:apply-style-name="aucune_20_video_20__2f__20_ABS" style:base-cell-address="Présence.B9"/>
      <style:map style:condition="cell-content()=&quot;ABS&quot;" style:apply-style-name="aucune_20_video_20__2f__20_ABS" style:base-cell-address="Présence.B9"/>
    </style:style>
    <style:style style:name="ce13" style:family="table-cell" style:parent-style-name="Default" style:data-style-name="N37"/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eeeeee"/>
    </style:style>
    <style:style style:name="ce41" style:family="table-cell" style:parent-style-name="Default" style:data-style-name="N100">
      <style:table-cell-properties fo:background-color="#eeeee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maximum-difference="10"/>
      </table:calculation-settings>
      <table:table table:name="Présenc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6" office:value-type="string" calcext:value-type="string">
            <text:p>Nombre d’heure de travail maximale sur l’activité</text:p>
          </table:table-cell>
          <table:table-cell table:style-name="ce16" office:value-type="string" calcext:value-type="string">
            <text:p>Numéro de l’activité</text:p>
          </table:table-cell>
          <table:table-cell table:number-columns-repeated="5"/>
        </table:table-row>
        <table:table-row table:style-name="ro2">
          <table:table-cell/>
          <table:table-cell table:style-name="ce9" office:value-type="string" calcext:value-type="string">
            <text:p>Worksheet 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ce10" office:value-type="string" calcext:value-type="string">
            <text:p>Worksheet 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Worksheet 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Worksheet 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19" office:value-type="date" office:date-value="2024-02-19" calcext:value-type="date">
            <text:p>19/02/24</text:p>
          </table:table-cell>
          <table:table-cell table:style-name="ce19" office:value-type="date" office:date-value="2024-03-11" calcext:value-type="date">
            <text:p>11/03/24</text:p>
          </table:table-cell>
          <table:table-cell table:style-name="ce19" office:value-type="date" office:date-value="2024-03-18" calcext:value-type="date">
            <text:p>18/03/24</text:p>
          </table:table-cell>
          <table:table-cell table:style-name="ce19" office:value-type="date" office:date-value="2024-03-25" calcext:value-type="date">
            <text:p>25/03/24</text:p>
          </table:table-cell>
          <table:table-cell table:style-name="ce19" office:value-type="date" office:date-value="2024-04-08" calcext:value-type="date">
            <text:p>08/04/24</text:p>
          </table:table-cell>
          <table:table-cell table:style-name="ce19" office:value-type="date" office:date-value="2024-04-15" calcext:value-type="date">
            <text:p>15/04/24</text:p>
          </table:table-cell>
          <table:table-cell table:style-name="ce13"/>
          <table:table-cell table:style-name="ce13" office:value-type="string" calcext:value-type="string">
            <text:p>Nombre d’activité a noter</text:p>
          </table:table-cell>
        </table:table-row>
        <table:table-row table:style-name="ro2">
          <table:table-cell table:style-name="ce26" office:value-type="string" calcext:value-type="string">
            <text:p>Eleve 1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9];[.$B$2]);[.$C$3];1)" office:value-type="float" office:value="1" calcext:value-type="float">
            <text:p>1</text:p>
          </table:table-cell>
          <table:table-cell table:style-name="ce22" table:formula="of:=IF(COUNTIF([.B9:.C9];[.$D$2])=[.$C$2];[.$D$3];[.$D$2])" office:value-type="float" office:value="2" calcext:value-type="float">
            <text:p>2</text:p>
          </table:table-cell>
          <table:table-cell table:style-name="ce22" table:formula="of:=IF(COUNTIF([.B9:.D9];[.$D$2])=[.$C$2];IF(COUNTIF([.B9:.D9];[.$D$3])=[.$C$3];[.$D$4];[.$D$3]);1)" office:value-type="float" office:value="2" calcext:value-type="float">
            <text:p>2</text:p>
          </table:table-cell>
          <table:table-cell table:style-name="ce23" table:formula="of:=IF(COUNTIF([.B9:.E9];[.$D$2])=[.$C$2];IF(COUNTIF([.B9:.E9];[.$D$3])=[.$C$3];IF(COUNTIF([.B9:.E9];[.$D$4])=[.$C$4];4;3);2);1)" office:value-type="float" office:value="3" calcext:value-type="float">
            <text:p>3</text:p>
          </table:table-cell>
          <table:table-cell table:style-name="ce21" table:formula="of:=IF(COUNTIF([.B9:.F9];[.$D$2])=[.$C$2];IF(COUNTIF([.B9:.F9];[.$D$3])=[.$C$3];IF(COUNTIF([.B9:.F9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9:.G9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2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10];[.$B$2]);[.$C$3];1)" office:value-type="float" office:value="1" calcext:value-type="float">
            <text:p>1</text:p>
          </table:table-cell>
          <table:table-cell table:style-name="ce22" table:formula="of:=IF(COUNTIF([.B10:.C10];[.$D$2])=[.$C$2];[.$D$3];[.$D$2])" office:value-type="float" office:value="2" calcext:value-type="float">
            <text:p>2</text:p>
          </table:table-cell>
          <table:table-cell table:style-name="ce22" table:formula="of:=IF(COUNTIF([.B10:.D10];[.$D$2])=[.$C$2];IF(COUNTIF([.B10:.D10];[.$D$3])=[.$C$3];[.$D$4];[.$D$3]);1)" office:value-type="float" office:value="2" calcext:value-type="float">
            <text:p>2</text:p>
          </table:table-cell>
          <table:table-cell table:style-name="ce23" table:formula="of:=IF(COUNTIF([.B10:.E10];[.$D$2])=[.$C$2];IF(COUNTIF([.B10:.E10];[.$D$3])=[.$C$3];IF(COUNTIF([.B10:.E10];[.$D$4])=[.$C$4];4;3);2);1)" office:value-type="float" office:value="3" calcext:value-type="float">
            <text:p>3</text:p>
          </table:table-cell>
          <table:table-cell table:style-name="ce21" table:formula="of:=IF(COUNTIF([.B10:.F10];[.$D$2])=[.$C$2];IF(COUNTIF([.B10:.F10];[.$D$3])=[.$C$3];IF(COUNTIF([.B10:.F10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10:.G10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3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11];[.$B$2]);[.$C$3];1)" office:value-type="float" office:value="1" calcext:value-type="float">
            <text:p>1</text:p>
          </table:table-cell>
          <table:table-cell table:style-name="ce22" table:formula="of:=IF(COUNTIF([.B11:.C11];[.$D$2])=[.$C$2];[.$D$3];[.$D$2])" office:value-type="float" office:value="2" calcext:value-type="float">
            <text:p>2</text:p>
          </table:table-cell>
          <table:table-cell table:style-name="ce22" table:formula="of:=IF(COUNTIF([.B11:.D11];[.$D$2])=[.$C$2];IF(COUNTIF([.B11:.D11];[.$D$3])=[.$C$3];[.$D$4];[.$D$3]);1)" office:value-type="float" office:value="2" calcext:value-type="float">
            <text:p>2</text:p>
          </table:table-cell>
          <table:table-cell table:style-name="ce23" table:formula="of:=IF(COUNTIF([.B11:.E11];[.$D$2])=[.$C$2];IF(COUNTIF([.B11:.E11];[.$D$3])=[.$C$3];IF(COUNTIF([.B11:.E11];[.$D$4])=[.$C$4];4;3);2);1)" office:value-type="float" office:value="3" calcext:value-type="float">
            <text:p>3</text:p>
          </table:table-cell>
          <table:table-cell table:style-name="ce21" table:formula="of:=IF(COUNTIF([.B11:.F11];[.$D$2])=[.$C$2];IF(COUNTIF([.B11:.F11];[.$D$3])=[.$C$3];IF(COUNTIF([.B11:.F11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11:.G11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4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12];[.$B$2]);[.$C$3];1)" office:value-type="float" office:value="1" calcext:value-type="float">
            <text:p>1</text:p>
          </table:table-cell>
          <table:table-cell table:style-name="ce22" table:formula="of:=IF(COUNTIF([.B12:.C12];[.$D$2])=[.$C$2];[.$D$3];[.$D$2])" office:value-type="float" office:value="2" calcext:value-type="float">
            <text:p>2</text:p>
          </table:table-cell>
          <table:table-cell table:style-name="ce22" table:formula="of:=IF(COUNTIF([.B12:.D12];[.$D$2])=[.$C$2];IF(COUNTIF([.B12:.D12];[.$D$3])=[.$C$3];[.$D$4];[.$D$3]);1)" office:value-type="float" office:value="2" calcext:value-type="float">
            <text:p>2</text:p>
          </table:table-cell>
          <table:table-cell table:style-name="ce23" table:formula="of:=IF(COUNTIF([.B12:.E12];[.$D$2])=[.$C$2];IF(COUNTIF([.B12:.E12];[.$D$3])=[.$C$3];IF(COUNTIF([.B12:.E12];[.$D$4])=[.$C$4];4;3);2);1)" office:value-type="float" office:value="3" calcext:value-type="float">
            <text:p>3</text:p>
          </table:table-cell>
          <table:table-cell table:style-name="ce21" table:formula="of:=IF(COUNTIF([.B12:.F12];[.$D$2])=[.$C$2];IF(COUNTIF([.B12:.F12];[.$D$3])=[.$C$3];IF(COUNTIF([.B12:.F12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12:.G12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5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13];[.$B$2]);[.$C$3];1)" office:value-type="float" office:value="1" calcext:value-type="float">
            <text:p>1</text:p>
          </table:table-cell>
          <table:table-cell table:style-name="ce22" table:formula="of:=IF(COUNTIF([.B13:.C13];[.$D$2])=[.$C$2];[.$D$3];[.$D$2])" office:value-type="float" office:value="2" calcext:value-type="float">
            <text:p>2</text:p>
          </table:table-cell>
          <table:table-cell table:style-name="ce22" table:formula="of:=IF(COUNTIF([.B13:.D13];[.$D$2])=[.$C$2];IF(COUNTIF([.B13:.D13];[.$D$3])=[.$C$3];[.$D$4];[.$D$3]);1)" office:value-type="float" office:value="2" calcext:value-type="float">
            <text:p>2</text:p>
          </table:table-cell>
          <table:table-cell table:style-name="ce23" table:formula="of:=IF(COUNTIF([.B13:.E13];[.$D$2])=[.$C$2];IF(COUNTIF([.B13:.E13];[.$D$3])=[.$C$3];IF(COUNTIF([.B13:.E13];[.$D$4])=[.$C$4];4;3);2);1)" office:value-type="float" office:value="3" calcext:value-type="float">
            <text:p>3</text:p>
          </table:table-cell>
          <table:table-cell table:style-name="ce21" table:formula="of:=IF(COUNTIF([.B13:.F13];[.$D$2])=[.$C$2];IF(COUNTIF([.B13:.F13];[.$D$3])=[.$C$3];IF(COUNTIF([.B13:.F13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13:.G13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6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14];[.$B$2]);[.$C$3];1)" office:value-type="float" office:value="1" calcext:value-type="float">
            <text:p>1</text:p>
          </table:table-cell>
          <table:table-cell table:style-name="ce22" table:formula="of:=IF(COUNTIF([.B14:.C14];[.$D$2])=[.$C$2];[.$D$3];[.$D$2])" office:value-type="float" office:value="2" calcext:value-type="float">
            <text:p>2</text:p>
          </table:table-cell>
          <table:table-cell table:style-name="ce22" table:formula="of:=IF(COUNTIF([.B14:.D14];[.$D$2])=[.$C$2];IF(COUNTIF([.B14:.D14];[.$D$3])=[.$C$3];[.$D$4];[.$D$3]);1)" office:value-type="float" office:value="2" calcext:value-type="float">
            <text:p>2</text:p>
          </table:table-cell>
          <table:table-cell table:style-name="ce23" table:formula="of:=IF(COUNTIF([.B14:.E14];[.$D$2])=[.$C$2];IF(COUNTIF([.B14:.E14];[.$D$3])=[.$C$3];IF(COUNTIF([.B14:.E14];[.$D$4])=[.$C$4];4;3);2);1)" office:value-type="float" office:value="3" calcext:value-type="float">
            <text:p>3</text:p>
          </table:table-cell>
          <table:table-cell table:style-name="ce21" table:formula="of:=IF(COUNTIF([.B14:.F14];[.$D$2])=[.$C$2];IF(COUNTIF([.B14:.F14];[.$D$3])=[.$C$3];IF(COUNTIF([.B14:.F14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14:.G14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7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15];[.$B$2]);[.$C$3];1)" office:value-type="float" office:value="1" calcext:value-type="float">
            <text:p>1</text:p>
          </table:table-cell>
          <table:table-cell table:style-name="ce22" table:formula="of:=IF(COUNTIF([.B15:.C15];[.$D$2])=[.$C$2];[.$D$3];[.$D$2])" office:value-type="float" office:value="2" calcext:value-type="float">
            <text:p>2</text:p>
          </table:table-cell>
          <table:table-cell table:style-name="ce22" table:formula="of:=IF(COUNTIF([.B15:.D15];[.$D$2])=[.$C$2];IF(COUNTIF([.B15:.D15];[.$D$3])=[.$C$3];[.$D$4];[.$D$3]);1)" office:value-type="float" office:value="2" calcext:value-type="float">
            <text:p>2</text:p>
          </table:table-cell>
          <table:table-cell table:style-name="ce23" table:formula="of:=IF(COUNTIF([.B15:.E15];[.$D$2])=[.$C$2];IF(COUNTIF([.B15:.E15];[.$D$3])=[.$C$3];IF(COUNTIF([.B15:.E15];[.$D$4])=[.$C$4];4;3);2);1)" office:value-type="float" office:value="3" calcext:value-type="float">
            <text:p>3</text:p>
          </table:table-cell>
          <table:table-cell table:style-name="ce21" table:formula="of:=IF(COUNTIF([.B15:.F15];[.$D$2])=[.$C$2];IF(COUNTIF([.B15:.F15];[.$D$3])=[.$C$3];IF(COUNTIF([.B15:.F15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15:.G15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8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16];[.$B$2]);[.$C$3];1)" office:value-type="float" office:value="1" calcext:value-type="float">
            <text:p>1</text:p>
          </table:table-cell>
          <table:table-cell table:style-name="ce22" table:formula="of:=IF(COUNTIF([.B16:.C16];[.$D$2])=[.$C$2];[.$D$3];[.$D$2])" office:value-type="float" office:value="2" calcext:value-type="float">
            <text:p>2</text:p>
          </table:table-cell>
          <table:table-cell table:style-name="ce22" table:formula="of:=IF(COUNTIF([.B16:.D16];[.$D$2])=[.$C$2];IF(COUNTIF([.B16:.D16];[.$D$3])=[.$C$3];[.$D$4];[.$D$3]);1)" office:value-type="float" office:value="2" calcext:value-type="float">
            <text:p>2</text:p>
          </table:table-cell>
          <table:table-cell table:style-name="ce23" table:formula="of:=IF(COUNTIF([.B16:.E16];[.$D$2])=[.$C$2];IF(COUNTIF([.B16:.E16];[.$D$3])=[.$C$3];IF(COUNTIF([.B16:.E16];[.$D$4])=[.$C$4];4;3);2);1)" office:value-type="float" office:value="3" calcext:value-type="float">
            <text:p>3</text:p>
          </table:table-cell>
          <table:table-cell table:style-name="ce21" table:formula="of:=IF(COUNTIF([.B16:.F16];[.$D$2])=[.$C$2];IF(COUNTIF([.B16:.F16];[.$D$3])=[.$C$3];IF(COUNTIF([.B16:.F16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16:.G16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9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17];[.$B$2]);[.$C$3];1)" office:value-type="float" office:value="1" calcext:value-type="float">
            <text:p>1</text:p>
          </table:table-cell>
          <table:table-cell table:style-name="ce22" table:formula="of:=IF(COUNTIF([.B17:.C17];[.$D$2])=[.$C$2];[.$D$3];[.$D$2])" office:value-type="float" office:value="2" calcext:value-type="float">
            <text:p>2</text:p>
          </table:table-cell>
          <table:table-cell table:style-name="ce22" table:formula="of:=IF(COUNTIF([.B17:.D17];[.$D$2])=[.$C$2];IF(COUNTIF([.B17:.D17];[.$D$3])=[.$C$3];[.$D$4];[.$D$3]);1)" office:value-type="float" office:value="2" calcext:value-type="float">
            <text:p>2</text:p>
          </table:table-cell>
          <table:table-cell table:style-name="ce23" table:formula="of:=IF(COUNTIF([.B17:.E17];[.$D$2])=[.$C$2];IF(COUNTIF([.B17:.E17];[.$D$3])=[.$C$3];IF(COUNTIF([.B17:.E17];[.$D$4])=[.$C$4];4;3);2);1)" office:value-type="float" office:value="3" calcext:value-type="float">
            <text:p>3</text:p>
          </table:table-cell>
          <table:table-cell table:style-name="ce21" table:formula="of:=IF(COUNTIF([.B17:.F17];[.$D$2])=[.$C$2];IF(COUNTIF([.B17:.F17];[.$D$3])=[.$C$3];IF(COUNTIF([.B17:.F17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17:.G17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10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18];[.$B$2]);[.$C$3];1)" office:value-type="float" office:value="1" calcext:value-type="float">
            <text:p>1</text:p>
          </table:table-cell>
          <table:table-cell table:style-name="ce22" table:formula="of:=IF(COUNTIF([.B18:.C18];[.$D$2])=[.$C$2];[.$D$3];[.$D$2])" office:value-type="float" office:value="2" calcext:value-type="float">
            <text:p>2</text:p>
          </table:table-cell>
          <table:table-cell table:style-name="ce22" table:formula="of:=IF(COUNTIF([.B18:.D18];[.$D$2])=[.$C$2];IF(COUNTIF([.B18:.D18];[.$D$3])=[.$C$3];[.$D$4];[.$D$3]);1)" office:value-type="float" office:value="2" calcext:value-type="float">
            <text:p>2</text:p>
          </table:table-cell>
          <table:table-cell table:style-name="ce23" table:formula="of:=IF(COUNTIF([.B18:.E18];[.$D$2])=[.$C$2];IF(COUNTIF([.B18:.E18];[.$D$3])=[.$C$3];IF(COUNTIF([.B18:.E18];[.$D$4])=[.$C$4];4;3);2);1)" office:value-type="float" office:value="3" calcext:value-type="float">
            <text:p>3</text:p>
          </table:table-cell>
          <table:table-cell table:style-name="ce21" table:formula="of:=IF(COUNTIF([.B18:.F18];[.$D$2])=[.$C$2];IF(COUNTIF([.B18:.F18];[.$D$3])=[.$C$3];IF(COUNTIF([.B18:.F18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18:.G18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11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19];[.$B$2]);[.$C$3];1)" office:value-type="float" office:value="1" calcext:value-type="float">
            <text:p>1</text:p>
          </table:table-cell>
          <table:table-cell table:style-name="ce22" table:formula="of:=IF(COUNTIF([.B19:.C19];[.$D$2])=[.$C$2];[.$D$3];[.$D$2])" office:value-type="float" office:value="2" calcext:value-type="float">
            <text:p>2</text:p>
          </table:table-cell>
          <table:table-cell table:style-name="ce22" table:formula="of:=IF(COUNTIF([.B19:.D19];[.$D$2])=[.$C$2];IF(COUNTIF([.B19:.D19];[.$D$3])=[.$C$3];[.$D$4];[.$D$3]);1)" office:value-type="float" office:value="2" calcext:value-type="float">
            <text:p>2</text:p>
          </table:table-cell>
          <table:table-cell table:style-name="ce23" table:formula="of:=IF(COUNTIF([.B19:.E19];[.$D$2])=[.$C$2];IF(COUNTIF([.B19:.E19];[.$D$3])=[.$C$3];IF(COUNTIF([.B19:.E19];[.$D$4])=[.$C$4];4;3);2);1)" office:value-type="float" office:value="3" calcext:value-type="float">
            <text:p>3</text:p>
          </table:table-cell>
          <table:table-cell table:style-name="ce21" table:formula="of:=IF(COUNTIF([.B19:.F19];[.$D$2])=[.$C$2];IF(COUNTIF([.B19:.F19];[.$D$3])=[.$C$3];IF(COUNTIF([.B19:.F19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19:.G19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12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20];[.$B$2]);[.$C$3];1)" office:value-type="float" office:value="1" calcext:value-type="float">
            <text:p>1</text:p>
          </table:table-cell>
          <table:table-cell table:style-name="ce22" table:formula="of:=IF(COUNTIF([.B20:.C20];[.$D$2])=[.$C$2];[.$D$3];[.$D$2])" office:value-type="float" office:value="2" calcext:value-type="float">
            <text:p>2</text:p>
          </table:table-cell>
          <table:table-cell table:style-name="ce22" table:formula="of:=IF(COUNTIF([.B20:.D20];[.$D$2])=[.$C$2];IF(COUNTIF([.B20:.D20];[.$D$3])=[.$C$3];[.$D$4];[.$D$3]);1)" office:value-type="float" office:value="2" calcext:value-type="float">
            <text:p>2</text:p>
          </table:table-cell>
          <table:table-cell table:style-name="ce23" table:formula="of:=IF(COUNTIF([.B20:.E20];[.$D$2])=[.$C$2];IF(COUNTIF([.B20:.E20];[.$D$3])=[.$C$3];IF(COUNTIF([.B20:.E20];[.$D$4])=[.$C$4];4;3);2);1)" office:value-type="float" office:value="3" calcext:value-type="float">
            <text:p>3</text:p>
          </table:table-cell>
          <table:table-cell table:style-name="ce21" table:formula="of:=IF(COUNTIF([.B20:.F20];[.$D$2])=[.$C$2];IF(COUNTIF([.B20:.F20];[.$D$3])=[.$C$3];IF(COUNTIF([.B20:.F20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20:.G20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13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21];[.$B$2]);[.$C$3];1)" office:value-type="float" office:value="1" calcext:value-type="float">
            <text:p>1</text:p>
          </table:table-cell>
          <table:table-cell table:style-name="ce22" table:formula="of:=IF(COUNTIF([.B21:.C21];[.$D$2])=[.$C$2];[.$D$3];[.$D$2])" office:value-type="float" office:value="2" calcext:value-type="float">
            <text:p>2</text:p>
          </table:table-cell>
          <table:table-cell table:style-name="ce22" table:formula="of:=IF(COUNTIF([.B21:.D21];[.$D$2])=[.$C$2];IF(COUNTIF([.B21:.D21];[.$D$3])=[.$C$3];[.$D$4];[.$D$3]);1)" office:value-type="float" office:value="2" calcext:value-type="float">
            <text:p>2</text:p>
          </table:table-cell>
          <table:table-cell table:style-name="ce23" table:formula="of:=IF(COUNTIF([.B21:.E21];[.$D$2])=[.$C$2];IF(COUNTIF([.B21:.E21];[.$D$3])=[.$C$3];IF(COUNTIF([.B21:.E21];[.$D$4])=[.$C$4];4;3);2);1)" office:value-type="float" office:value="3" calcext:value-type="float">
            <text:p>3</text:p>
          </table:table-cell>
          <table:table-cell table:style-name="ce21" table:formula="of:=IF(COUNTIF([.B21:.F21];[.$D$2])=[.$C$2];IF(COUNTIF([.B21:.F21];[.$D$3])=[.$C$3];IF(COUNTIF([.B21:.F21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21:.G21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14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22];[.$B$2]);[.$C$3];1)" office:value-type="float" office:value="1" calcext:value-type="float">
            <text:p>1</text:p>
          </table:table-cell>
          <table:table-cell table:style-name="ce22" table:formula="of:=IF(COUNTIF([.B22:.C22];[.$D$2])=[.$C$2];[.$D$3];[.$D$2])" office:value-type="float" office:value="2" calcext:value-type="float">
            <text:p>2</text:p>
          </table:table-cell>
          <table:table-cell table:style-name="ce22" table:formula="of:=IF(COUNTIF([.B22:.D22];[.$D$2])=[.$C$2];IF(COUNTIF([.B22:.D22];[.$D$3])=[.$C$3];[.$D$4];[.$D$3]);1)" office:value-type="float" office:value="2" calcext:value-type="float">
            <text:p>2</text:p>
          </table:table-cell>
          <table:table-cell table:style-name="ce23" table:formula="of:=IF(COUNTIF([.B22:.E22];[.$D$2])=[.$C$2];IF(COUNTIF([.B22:.E22];[.$D$3])=[.$C$3];IF(COUNTIF([.B22:.E22];[.$D$4])=[.$C$4];4;3);2);1)" office:value-type="float" office:value="3" calcext:value-type="float">
            <text:p>3</text:p>
          </table:table-cell>
          <table:table-cell table:style-name="ce21" table:formula="of:=IF(COUNTIF([.B22:.F22];[.$D$2])=[.$C$2];IF(COUNTIF([.B22:.F22];[.$D$3])=[.$C$3];IF(COUNTIF([.B22:.F22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22:.G22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15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23];[.$B$2]);[.$C$3];1)" office:value-type="float" office:value="1" calcext:value-type="float">
            <text:p>1</text:p>
          </table:table-cell>
          <table:table-cell table:style-name="ce22" table:formula="of:=IF(COUNTIF([.B23:.C23];[.$D$2])=[.$C$2];[.$D$3];[.$D$2])" office:value-type="float" office:value="2" calcext:value-type="float">
            <text:p>2</text:p>
          </table:table-cell>
          <table:table-cell table:style-name="ce22" table:formula="of:=IF(COUNTIF([.B23:.D23];[.$D$2])=[.$C$2];IF(COUNTIF([.B23:.D23];[.$D$3])=[.$C$3];[.$D$4];[.$D$3]);1)" office:value-type="float" office:value="2" calcext:value-type="float">
            <text:p>2</text:p>
          </table:table-cell>
          <table:table-cell table:style-name="ce23" table:formula="of:=IF(COUNTIF([.B23:.E23];[.$D$2])=[.$C$2];IF(COUNTIF([.B23:.E23];[.$D$3])=[.$C$3];IF(COUNTIF([.B23:.E23];[.$D$4])=[.$C$4];4;3);2);1)" office:value-type="float" office:value="3" calcext:value-type="float">
            <text:p>3</text:p>
          </table:table-cell>
          <table:table-cell table:style-name="ce21" table:formula="of:=IF(COUNTIF([.B23:.F23];[.$D$2])=[.$C$2];IF(COUNTIF([.B23:.F23];[.$D$3])=[.$C$3];IF(COUNTIF([.B23:.F23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23:.G23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16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24];[.$B$2]);[.$C$3];1)" office:value-type="float" office:value="1" calcext:value-type="float">
            <text:p>1</text:p>
          </table:table-cell>
          <table:table-cell table:style-name="ce22" table:formula="of:=IF(COUNTIF([.B24:.C24];[.$D$2])=[.$C$2];[.$D$3];[.$D$2])" office:value-type="float" office:value="2" calcext:value-type="float">
            <text:p>2</text:p>
          </table:table-cell>
          <table:table-cell table:style-name="ce22" table:formula="of:=IF(COUNTIF([.B24:.D24];[.$D$2])=[.$C$2];IF(COUNTIF([.B24:.D24];[.$D$3])=[.$C$3];[.$D$4];[.$D$3]);1)" office:value-type="float" office:value="2" calcext:value-type="float">
            <text:p>2</text:p>
          </table:table-cell>
          <table:table-cell table:style-name="ce23" table:formula="of:=IF(COUNTIF([.B24:.E24];[.$D$2])=[.$C$2];IF(COUNTIF([.B24:.E24];[.$D$3])=[.$C$3];IF(COUNTIF([.B24:.E24];[.$D$4])=[.$C$4];4;3);2);1)" office:value-type="float" office:value="3" calcext:value-type="float">
            <text:p>3</text:p>
          </table:table-cell>
          <table:table-cell table:style-name="ce21" table:formula="of:=IF(COUNTIF([.B24:.F24];[.$D$2])=[.$C$2];IF(COUNTIF([.B24:.F24];[.$D$3])=[.$C$3];IF(COUNTIF([.B24:.F24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24:.G24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17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25];[.$B$2]);[.$C$3];1)" office:value-type="float" office:value="1" calcext:value-type="float">
            <text:p>1</text:p>
          </table:table-cell>
          <table:table-cell table:style-name="ce22" table:formula="of:=IF(COUNTIF([.B25:.C25];[.$D$2])=[.$C$2];[.$D$3];[.$D$2])" office:value-type="float" office:value="2" calcext:value-type="float">
            <text:p>2</text:p>
          </table:table-cell>
          <table:table-cell table:style-name="ce22" table:formula="of:=IF(COUNTIF([.B25:.D25];[.$D$2])=[.$C$2];IF(COUNTIF([.B25:.D25];[.$D$3])=[.$C$3];[.$D$4];[.$D$3]);1)" office:value-type="float" office:value="2" calcext:value-type="float">
            <text:p>2</text:p>
          </table:table-cell>
          <table:table-cell table:style-name="ce23" table:formula="of:=IF(COUNTIF([.B25:.E25];[.$D$2])=[.$C$2];IF(COUNTIF([.B25:.E25];[.$D$3])=[.$C$3];IF(COUNTIF([.B25:.E25];[.$D$4])=[.$C$4];4;3);2);1)" office:value-type="float" office:value="3" calcext:value-type="float">
            <text:p>3</text:p>
          </table:table-cell>
          <table:table-cell table:style-name="ce21" table:formula="of:=IF(COUNTIF([.B25:.F25];[.$D$2])=[.$C$2];IF(COUNTIF([.B25:.F25];[.$D$3])=[.$C$3];IF(COUNTIF([.B25:.F25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25:.G25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18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26];[.$B$2]);[.$C$3];1)" office:value-type="float" office:value="1" calcext:value-type="float">
            <text:p>1</text:p>
          </table:table-cell>
          <table:table-cell table:style-name="ce22" table:formula="of:=IF(COUNTIF([.B26:.C26];[.$D$2])=[.$C$2];[.$D$3];[.$D$2])" office:value-type="float" office:value="2" calcext:value-type="float">
            <text:p>2</text:p>
          </table:table-cell>
          <table:table-cell table:style-name="ce22" table:formula="of:=IF(COUNTIF([.B26:.D26];[.$D$2])=[.$C$2];IF(COUNTIF([.B26:.D26];[.$D$3])=[.$C$3];[.$D$4];[.$D$3]);1)" office:value-type="float" office:value="2" calcext:value-type="float">
            <text:p>2</text:p>
          </table:table-cell>
          <table:table-cell table:style-name="ce23" table:formula="of:=IF(COUNTIF([.B26:.E26];[.$D$2])=[.$C$2];IF(COUNTIF([.B26:.E26];[.$D$3])=[.$C$3];IF(COUNTIF([.B26:.E26];[.$D$4])=[.$C$4];4;3);2);1)" office:value-type="float" office:value="3" calcext:value-type="float">
            <text:p>3</text:p>
          </table:table-cell>
          <table:table-cell table:style-name="ce21" table:formula="of:=IF(COUNTIF([.B26:.F26];[.$D$2])=[.$C$2];IF(COUNTIF([.B26:.F26];[.$D$3])=[.$C$3];IF(COUNTIF([.B26:.F26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26:.G26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19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27];[.$B$2]);[.$C$3];1)" office:value-type="float" office:value="1" calcext:value-type="float">
            <text:p>1</text:p>
          </table:table-cell>
          <table:table-cell table:style-name="ce22" table:formula="of:=IF(COUNTIF([.B27:.C27];[.$D$2])=[.$C$2];[.$D$3];[.$D$2])" office:value-type="float" office:value="2" calcext:value-type="float">
            <text:p>2</text:p>
          </table:table-cell>
          <table:table-cell table:style-name="ce22" table:formula="of:=IF(COUNTIF([.B27:.D27];[.$D$2])=[.$C$2];IF(COUNTIF([.B27:.D27];[.$D$3])=[.$C$3];[.$D$4];[.$D$3]);1)" office:value-type="float" office:value="2" calcext:value-type="float">
            <text:p>2</text:p>
          </table:table-cell>
          <table:table-cell table:style-name="ce23" table:formula="of:=IF(COUNTIF([.B27:.E27];[.$D$2])=[.$C$2];IF(COUNTIF([.B27:.E27];[.$D$3])=[.$C$3];IF(COUNTIF([.B27:.E27];[.$D$4])=[.$C$4];4;3);2);1)" office:value-type="float" office:value="3" calcext:value-type="float">
            <text:p>3</text:p>
          </table:table-cell>
          <table:table-cell table:style-name="ce21" table:formula="of:=IF(COUNTIF([.B27:.F27];[.$D$2])=[.$C$2];IF(COUNTIF([.B27:.F27];[.$D$3])=[.$C$3];IF(COUNTIF([.B27:.F27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27:.G27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20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28];[.$B$2]);[.$C$3];1)" office:value-type="float" office:value="1" calcext:value-type="float">
            <text:p>1</text:p>
          </table:table-cell>
          <table:table-cell table:style-name="ce22" table:formula="of:=IF(COUNTIF([.B28:.C28];[.$D$2])=[.$C$2];[.$D$3];[.$D$2])" office:value-type="float" office:value="2" calcext:value-type="float">
            <text:p>2</text:p>
          </table:table-cell>
          <table:table-cell table:style-name="ce22" table:formula="of:=IF(COUNTIF([.B28:.D28];[.$D$2])=[.$C$2];IF(COUNTIF([.B28:.D28];[.$D$3])=[.$C$3];[.$D$4];[.$D$3]);1)" office:value-type="float" office:value="2" calcext:value-type="float">
            <text:p>2</text:p>
          </table:table-cell>
          <table:table-cell table:style-name="ce23" table:formula="of:=IF(COUNTIF([.B28:.E28];[.$D$2])=[.$C$2];IF(COUNTIF([.B28:.E28];[.$D$3])=[.$C$3];IF(COUNTIF([.B28:.E28];[.$D$4])=[.$C$4];4;3);2);1)" office:value-type="float" office:value="3" calcext:value-type="float">
            <text:p>3</text:p>
          </table:table-cell>
          <table:table-cell table:style-name="ce21" table:formula="of:=IF(COUNTIF([.B28:.F28];[.$D$2])=[.$C$2];IF(COUNTIF([.B28:.F28];[.$D$3])=[.$C$3];IF(COUNTIF([.B28:.F28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28:.G28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21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29];[.$B$2]);[.$C$3];1)" office:value-type="float" office:value="1" calcext:value-type="float">
            <text:p>1</text:p>
          </table:table-cell>
          <table:table-cell table:style-name="ce22" table:formula="of:=IF(COUNTIF([.B29:.C29];[.$D$2])=[.$C$2];[.$D$3];[.$D$2])" office:value-type="float" office:value="2" calcext:value-type="float">
            <text:p>2</text:p>
          </table:table-cell>
          <table:table-cell table:style-name="ce22" table:formula="of:=IF(COUNTIF([.B29:.D29];[.$D$2])=[.$C$2];IF(COUNTIF([.B29:.D29];[.$D$3])=[.$C$3];[.$D$4];[.$D$3]);1)" office:value-type="float" office:value="2" calcext:value-type="float">
            <text:p>2</text:p>
          </table:table-cell>
          <table:table-cell table:style-name="ce23" table:formula="of:=IF(COUNTIF([.B29:.E29];[.$D$2])=[.$C$2];IF(COUNTIF([.B29:.E29];[.$D$3])=[.$C$3];IF(COUNTIF([.B29:.E29];[.$D$4])=[.$C$4];4;3);2);1)" office:value-type="float" office:value="3" calcext:value-type="float">
            <text:p>3</text:p>
          </table:table-cell>
          <table:table-cell table:style-name="ce21" table:formula="of:=IF(COUNTIF([.B29:.F29];[.$D$2])=[.$C$2];IF(COUNTIF([.B29:.F29];[.$D$3])=[.$C$3];IF(COUNTIF([.B29:.F29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29:.G29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22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30];[.$B$2]);[.$C$3];1)" office:value-type="float" office:value="1" calcext:value-type="float">
            <text:p>1</text:p>
          </table:table-cell>
          <table:table-cell table:style-name="ce22" table:formula="of:=IF(COUNTIF([.B30:.C30];[.$D$2])=[.$C$2];[.$D$3];[.$D$2])" office:value-type="float" office:value="2" calcext:value-type="float">
            <text:p>2</text:p>
          </table:table-cell>
          <table:table-cell table:style-name="ce22" table:formula="of:=IF(COUNTIF([.B30:.D30];[.$D$2])=[.$C$2];IF(COUNTIF([.B30:.D30];[.$D$3])=[.$C$3];[.$D$4];[.$D$3]);1)" office:value-type="float" office:value="2" calcext:value-type="float">
            <text:p>2</text:p>
          </table:table-cell>
          <table:table-cell table:style-name="ce23" table:formula="of:=IF(COUNTIF([.B30:.E30];[.$D$2])=[.$C$2];IF(COUNTIF([.B30:.E30];[.$D$3])=[.$C$3];IF(COUNTIF([.B30:.E30];[.$D$4])=[.$C$4];4;3);2);1)" office:value-type="float" office:value="3" calcext:value-type="float">
            <text:p>3</text:p>
          </table:table-cell>
          <table:table-cell table:style-name="ce21" table:formula="of:=IF(COUNTIF([.B30:.F30];[.$D$2])=[.$C$2];IF(COUNTIF([.B30:.F30];[.$D$3])=[.$C$3];IF(COUNTIF([.B30:.F30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30:.G30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23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31];[.$B$2]);[.$C$3];1)" office:value-type="float" office:value="1" calcext:value-type="float">
            <text:p>1</text:p>
          </table:table-cell>
          <table:table-cell table:style-name="ce22" table:formula="of:=IF(COUNTIF([.B31:.C31];[.$D$2])=[.$C$2];[.$D$3];[.$D$2])" office:value-type="float" office:value="2" calcext:value-type="float">
            <text:p>2</text:p>
          </table:table-cell>
          <table:table-cell table:style-name="ce22" table:formula="of:=IF(COUNTIF([.B31:.D31];[.$D$2])=[.$C$2];IF(COUNTIF([.B31:.D31];[.$D$3])=[.$C$3];[.$D$4];[.$D$3]);1)" office:value-type="float" office:value="2" calcext:value-type="float">
            <text:p>2</text:p>
          </table:table-cell>
          <table:table-cell table:style-name="ce23" table:formula="of:=IF(COUNTIF([.B31:.E31];[.$D$2])=[.$C$2];IF(COUNTIF([.B31:.E31];[.$D$3])=[.$C$3];IF(COUNTIF([.B31:.E31];[.$D$4])=[.$C$4];4;3);2);1)" office:value-type="float" office:value="3" calcext:value-type="float">
            <text:p>3</text:p>
          </table:table-cell>
          <table:table-cell table:style-name="ce21" table:formula="of:=IF(COUNTIF([.B31:.F31];[.$D$2])=[.$C$2];IF(COUNTIF([.B31:.F31];[.$D$3])=[.$C$3];IF(COUNTIF([.B31:.F31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31:.G31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24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32];[.$B$2]);[.$C$3];1)" office:value-type="float" office:value="1" calcext:value-type="float">
            <text:p>1</text:p>
          </table:table-cell>
          <table:table-cell table:style-name="ce22" table:formula="of:=IF(COUNTIF([.B32:.C32];[.$D$2])=[.$C$2];[.$D$3];[.$D$2])" office:value-type="float" office:value="2" calcext:value-type="float">
            <text:p>2</text:p>
          </table:table-cell>
          <table:table-cell table:style-name="ce22" table:formula="of:=IF(COUNTIF([.B32:.D32];[.$D$2])=[.$C$2];IF(COUNTIF([.B32:.D32];[.$D$3])=[.$C$3];[.$D$4];[.$D$3]);1)" office:value-type="float" office:value="2" calcext:value-type="float">
            <text:p>2</text:p>
          </table:table-cell>
          <table:table-cell table:style-name="ce23" table:formula="of:=IF(COUNTIF([.B32:.E32];[.$D$2])=[.$C$2];IF(COUNTIF([.B32:.E32];[.$D$3])=[.$C$3];IF(COUNTIF([.B32:.E32];[.$D$4])=[.$C$4];4;3);2);1)" office:value-type="float" office:value="3" calcext:value-type="float">
            <text:p>3</text:p>
          </table:table-cell>
          <table:table-cell table:style-name="ce21" table:formula="of:=IF(COUNTIF([.B32:.F32];[.$D$2])=[.$C$2];IF(COUNTIF([.B32:.F32];[.$D$3])=[.$C$3];IF(COUNTIF([.B32:.F32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32:.G32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25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33];[.$B$2]);[.$C$3];1)" office:value-type="float" office:value="1" calcext:value-type="float">
            <text:p>1</text:p>
          </table:table-cell>
          <table:table-cell table:style-name="ce22" table:formula="of:=IF(COUNTIF([.B33:.C33];[.$D$2])=[.$C$2];[.$D$3];[.$D$2])" office:value-type="float" office:value="2" calcext:value-type="float">
            <text:p>2</text:p>
          </table:table-cell>
          <table:table-cell table:style-name="ce22" table:formula="of:=IF(COUNTIF([.B33:.D33];[.$D$2])=[.$C$2];IF(COUNTIF([.B33:.D33];[.$D$3])=[.$C$3];[.$D$4];[.$D$3]);1)" office:value-type="float" office:value="2" calcext:value-type="float">
            <text:p>2</text:p>
          </table:table-cell>
          <table:table-cell table:style-name="ce23" table:formula="of:=IF(COUNTIF([.B33:.E33];[.$D$2])=[.$C$2];IF(COUNTIF([.B33:.E33];[.$D$3])=[.$C$3];IF(COUNTIF([.B33:.E33];[.$D$4])=[.$C$4];4;3);2);1)" office:value-type="float" office:value="3" calcext:value-type="float">
            <text:p>3</text:p>
          </table:table-cell>
          <table:table-cell table:style-name="ce21" table:formula="of:=IF(COUNTIF([.B33:.F33];[.$D$2])=[.$C$2];IF(COUNTIF([.B33:.F33];[.$D$3])=[.$C$3];IF(COUNTIF([.B33:.F33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33:.G33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26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34];[.$B$2]);[.$C$3];1)" office:value-type="float" office:value="1" calcext:value-type="float">
            <text:p>1</text:p>
          </table:table-cell>
          <table:table-cell table:style-name="ce22" table:formula="of:=IF(COUNTIF([.B34:.C34];[.$D$2])=[.$C$2];[.$D$3];[.$D$2])" office:value-type="float" office:value="2" calcext:value-type="float">
            <text:p>2</text:p>
          </table:table-cell>
          <table:table-cell table:style-name="ce22" table:formula="of:=IF(COUNTIF([.B34:.D34];[.$D$2])=[.$C$2];IF(COUNTIF([.B34:.D34];[.$D$3])=[.$C$3];[.$D$4];[.$D$3]);1)" office:value-type="float" office:value="2" calcext:value-type="float">
            <text:p>2</text:p>
          </table:table-cell>
          <table:table-cell table:style-name="ce23" table:formula="of:=IF(COUNTIF([.B34:.E34];[.$D$2])=[.$C$2];IF(COUNTIF([.B34:.E34];[.$D$3])=[.$C$3];IF(COUNTIF([.B34:.E34];[.$D$4])=[.$C$4];4;3);2);1)" office:value-type="float" office:value="3" calcext:value-type="float">
            <text:p>3</text:p>
          </table:table-cell>
          <table:table-cell table:style-name="ce21" table:formula="of:=IF(COUNTIF([.B34:.F34];[.$D$2])=[.$C$2];IF(COUNTIF([.B34:.F34];[.$D$3])=[.$C$3];IF(COUNTIF([.B34:.F34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34:.G34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27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35];[.$B$2]);[.$C$3];1)" office:value-type="float" office:value="1" calcext:value-type="float">
            <text:p>1</text:p>
          </table:table-cell>
          <table:table-cell table:style-name="ce22" table:formula="of:=IF(COUNTIF([.B35:.C35];[.$D$2])=[.$C$2];[.$D$3];[.$D$2])" office:value-type="float" office:value="2" calcext:value-type="float">
            <text:p>2</text:p>
          </table:table-cell>
          <table:table-cell table:style-name="ce22" table:formula="of:=IF(COUNTIF([.B35:.D35];[.$D$2])=[.$C$2];IF(COUNTIF([.B35:.D35];[.$D$3])=[.$C$3];[.$D$4];[.$D$3]);1)" office:value-type="float" office:value="2" calcext:value-type="float">
            <text:p>2</text:p>
          </table:table-cell>
          <table:table-cell table:style-name="ce23" table:formula="of:=IF(COUNTIF([.B35:.E35];[.$D$2])=[.$C$2];IF(COUNTIF([.B35:.E35];[.$D$3])=[.$C$3];IF(COUNTIF([.B35:.E35];[.$D$4])=[.$C$4];4;3);2);1)" office:value-type="float" office:value="3" calcext:value-type="float">
            <text:p>3</text:p>
          </table:table-cell>
          <table:table-cell table:style-name="ce21" table:formula="of:=IF(COUNTIF([.B35:.F35];[.$D$2])=[.$C$2];IF(COUNTIF([.B35:.F35];[.$D$3])=[.$C$3];IF(COUNTIF([.B35:.F35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35:.G35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28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36];[.$B$2]);[.$C$3];1)" office:value-type="float" office:value="1" calcext:value-type="float">
            <text:p>1</text:p>
          </table:table-cell>
          <table:table-cell table:style-name="ce22" table:formula="of:=IF(COUNTIF([.B36:.C36];[.$D$2])=[.$C$2];[.$D$3];[.$D$2])" office:value-type="float" office:value="2" calcext:value-type="float">
            <text:p>2</text:p>
          </table:table-cell>
          <table:table-cell table:style-name="ce22" table:formula="of:=IF(COUNTIF([.B36:.D36];[.$D$2])=[.$C$2];IF(COUNTIF([.B36:.D36];[.$D$3])=[.$C$3];[.$D$4];[.$D$3]);1)" office:value-type="float" office:value="2" calcext:value-type="float">
            <text:p>2</text:p>
          </table:table-cell>
          <table:table-cell table:style-name="ce23" table:formula="of:=IF(COUNTIF([.B36:.E36];[.$D$2])=[.$C$2];IF(COUNTIF([.B36:.E36];[.$D$3])=[.$C$3];IF(COUNTIF([.B36:.E36];[.$D$4])=[.$C$4];4;3);2);1)" office:value-type="float" office:value="3" calcext:value-type="float">
            <text:p>3</text:p>
          </table:table-cell>
          <table:table-cell table:style-name="ce21" table:formula="of:=IF(COUNTIF([.B36:.F36];[.$D$2])=[.$C$2];IF(COUNTIF([.B36:.F36];[.$D$3])=[.$C$3];IF(COUNTIF([.B36:.F36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36:.G36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29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37];[.$B$2]);[.$C$3];1)" office:value-type="float" office:value="1" calcext:value-type="float">
            <text:p>1</text:p>
          </table:table-cell>
          <table:table-cell table:style-name="ce22" table:formula="of:=IF(COUNTIF([.B37:.C37];[.$D$2])=[.$C$2];[.$D$3];[.$D$2])" office:value-type="float" office:value="2" calcext:value-type="float">
            <text:p>2</text:p>
          </table:table-cell>
          <table:table-cell table:style-name="ce22" table:formula="of:=IF(COUNTIF([.B37:.D37];[.$D$2])=[.$C$2];IF(COUNTIF([.B37:.D37];[.$D$3])=[.$C$3];[.$D$4];[.$D$3]);1)" office:value-type="float" office:value="2" calcext:value-type="float">
            <text:p>2</text:p>
          </table:table-cell>
          <table:table-cell table:style-name="ce23" table:formula="of:=IF(COUNTIF([.B37:.E37];[.$D$2])=[.$C$2];IF(COUNTIF([.B37:.E37];[.$D$3])=[.$C$3];IF(COUNTIF([.B37:.E37];[.$D$4])=[.$C$4];4;3);2);1)" office:value-type="float" office:value="3" calcext:value-type="float">
            <text:p>3</text:p>
          </table:table-cell>
          <table:table-cell table:style-name="ce21" table:formula="of:=IF(COUNTIF([.B37:.F37];[.$D$2])=[.$C$2];IF(COUNTIF([.B37:.F37];[.$D$3])=[.$C$3];IF(COUNTIF([.B37:.F37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37:.G37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30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38];[.$B$2]);[.$C$3];1)" office:value-type="float" office:value="1" calcext:value-type="float">
            <text:p>1</text:p>
          </table:table-cell>
          <table:table-cell table:style-name="ce22" table:formula="of:=IF(COUNTIF([.B38:.C38];[.$D$2])=[.$C$2];[.$D$3];[.$D$2])" office:value-type="float" office:value="2" calcext:value-type="float">
            <text:p>2</text:p>
          </table:table-cell>
          <table:table-cell table:style-name="ce22" table:formula="of:=IF(COUNTIF([.B38:.D38];[.$D$2])=[.$C$2];IF(COUNTIF([.B38:.D38];[.$D$3])=[.$C$3];[.$D$4];[.$D$3]);1)" office:value-type="float" office:value="2" calcext:value-type="float">
            <text:p>2</text:p>
          </table:table-cell>
          <table:table-cell table:style-name="ce23" table:formula="of:=IF(COUNTIF([.B38:.E38];[.$D$2])=[.$C$2];IF(COUNTIF([.B38:.E38];[.$D$3])=[.$C$3];IF(COUNTIF([.B38:.E38];[.$D$4])=[.$C$4];4;3);2);1)" office:value-type="float" office:value="3" calcext:value-type="float">
            <text:p>3</text:p>
          </table:table-cell>
          <table:table-cell table:style-name="ce21" table:formula="of:=IF(COUNTIF([.B38:.F38];[.$D$2])=[.$C$2];IF(COUNTIF([.B38:.F38];[.$D$3])=[.$C$3];IF(COUNTIF([.B38:.F38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38:.G38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31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39];[.$B$2]);[.$C$3];1)" office:value-type="float" office:value="1" calcext:value-type="float">
            <text:p>1</text:p>
          </table:table-cell>
          <table:table-cell table:style-name="ce22" table:formula="of:=IF(COUNTIF([.B39:.C39];[.$D$2])=[.$C$2];[.$D$3];[.$D$2])" office:value-type="float" office:value="2" calcext:value-type="float">
            <text:p>2</text:p>
          </table:table-cell>
          <table:table-cell table:style-name="ce22" table:formula="of:=IF(COUNTIF([.B39:.D39];[.$D$2])=[.$C$2];IF(COUNTIF([.B39:.D39];[.$D$3])=[.$C$3];[.$D$4];[.$D$3]);1)" office:value-type="float" office:value="2" calcext:value-type="float">
            <text:p>2</text:p>
          </table:table-cell>
          <table:table-cell table:style-name="ce23" table:formula="of:=IF(COUNTIF([.B39:.E39];[.$D$2])=[.$C$2];IF(COUNTIF([.B39:.E39];[.$D$3])=[.$C$3];IF(COUNTIF([.B39:.E39];[.$D$4])=[.$C$4];4;3);2);1)" office:value-type="float" office:value="3" calcext:value-type="float">
            <text:p>3</text:p>
          </table:table-cell>
          <table:table-cell table:style-name="ce21" table:formula="of:=IF(COUNTIF([.B39:.F39];[.$D$2])=[.$C$2];IF(COUNTIF([.B39:.F39];[.$D$3])=[.$C$3];IF(COUNTIF([.B39:.F39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39:.G39])" office:value-type="float" office:value="4" calcext:value-type="float">
            <text:p>4</text:p>
          </table:table-cell>
        </table:table-row>
        <table:table-row table:style-name="ro2">
          <table:table-cell table:style-name="ce26" office:value-type="string" calcext:value-type="string">
            <text:p>Eleve 32</text:p>
          </table:table-cell>
          <table:table-cell table:style-name="ce20" table:formula="of:=[.$D$2]" office:value-type="float" office:value="1" calcext:value-type="float">
            <text:p>1</text:p>
          </table:table-cell>
          <table:table-cell table:style-name="ce20" table:formula="of:=IF(SUMIF([.B40];[.$B$2]);[.$C$3];1)" office:value-type="float" office:value="1" calcext:value-type="float">
            <text:p>1</text:p>
          </table:table-cell>
          <table:table-cell table:style-name="ce22" table:formula="of:=IF(COUNTIF([.B40:.C40];[.$D$2])=[.$C$2];[.$D$3];[.$D$2])" office:value-type="float" office:value="2" calcext:value-type="float">
            <text:p>2</text:p>
          </table:table-cell>
          <table:table-cell table:style-name="ce22" table:formula="of:=IF(COUNTIF([.B40:.D40];[.$D$2])=[.$C$2];IF(COUNTIF([.B40:.D40];[.$D$3])=[.$C$3];[.$D$4];[.$D$3]);1)" office:value-type="float" office:value="2" calcext:value-type="float">
            <text:p>2</text:p>
          </table:table-cell>
          <table:table-cell table:style-name="ce23" table:formula="of:=IF(COUNTIF([.B40:.E40];[.$D$2])=[.$C$2];IF(COUNTIF([.B40:.E40];[.$D$3])=[.$C$3];IF(COUNTIF([.B40:.E40];[.$D$4])=[.$C$4];4;3);2);1)" office:value-type="float" office:value="3" calcext:value-type="float">
            <text:p>3</text:p>
          </table:table-cell>
          <table:table-cell table:style-name="ce21" table:formula="of:=IF(COUNTIF([.B40:.F40];[.$D$2])=[.$C$2];IF(COUNTIF([.B40:.F40];[.$D$3])=[.$C$3];IF(COUNTIF([.B40:.F40];[.$D$4])=[.$C$4];4;3);2);1)" office:value-type="float" office:value="4" calcext:value-type="float">
            <text:p>4</text:p>
          </table:table-cell>
          <table:table-cell table:style-name="ce25"/>
          <table:table-cell table:style-name="ce21" table:formula="of:=MAX([.B40:.G40])" office:value-type="float" office:value="4" calcext:value-type="float">
            <text:p>4</text:p>
          </table:table-cell>
        </table:table-row>
        <table:table-row table:style-name="ro2" table:number-rows-repeated="2">
          <table:table-cell table:style-name="ce26"/>
          <table:table-cell table:style-name="ce20" table:number-columns-repeated="2"/>
          <table:table-cell table:style-name="ce22" table:number-columns-repeated="2"/>
          <table:table-cell table:style-name="ce23"/>
          <table:table-cell table:style-name="ce21"/>
          <table:table-cell table:number-columns-repeated="2"/>
        </table:table-row>
        <table:table-row table:style-name="ro2" table:number-rows-repeated="2">
          <table:table-cell table:style-name="ce26"/>
          <table:table-cell table:style-name="ce20" table:number-columns-repeated="2"/>
          <table:table-cell table:style-name="ce22" table:number-columns-repeated="2"/>
          <table:table-cell table:style-name="ce21" table:number-columns-repeated="2"/>
          <table:table-cell table:number-columns-repeated="2"/>
        </table:table-row>
        <table:table-row table:style-name="ro2" table:number-rows-repeated="2">
          <table:table-cell table:style-name="ce26"/>
          <table:table-cell table:style-name="ce20" table:number-columns-repeated="2"/>
          <table:table-cell table:style-name="ce22" table:number-columns-repeated="2"/>
          <table:table-cell table:style-name="ce23"/>
          <table:table-cell table:style-name="ce21"/>
          <table:table-cell table:number-columns-repeated="2"/>
        </table:table-row>
        <table:table-row table:style-name="ro2">
          <table:table-cell table:style-name="ce26"/>
          <table:table-cell table:style-name="ce20" table:number-columns-repeated="2"/>
          <table:table-cell table:style-name="ce22" table:number-columns-repeated="2"/>
          <table:table-cell table:style-name="ce21" table:number-columns-repeated="2"/>
          <table:table-cell table:number-columns-repeated="2"/>
        </table:table-row>
        <table:table-row table:style-name="ro2">
          <table:table-cell table:style-name="ce26"/>
          <table:table-cell table:style-name="ce20" table:number-columns-repeated="2"/>
          <table:table-cell table:style-name="ce22" table:number-columns-repeated="2"/>
          <table:table-cell table:style-name="ce23"/>
          <table:table-cell table:style-name="ce21"/>
          <table:table-cell table:number-columns-repeated="2"/>
        </table:table-row>
        <table:table-row table:style-name="ro2">
          <table:table-cell table:style-name="ce26"/>
          <table:table-cell table:style-name="ce20" table:number-columns-repeated="2"/>
          <table:table-cell table:style-name="ce22" table:number-columns-repeated="2"/>
          <table:table-cell table:style-name="ce21" table:number-columns-repeated="2"/>
          <table:table-cell table:number-columns-repeated="2"/>
        </table:table-row>
        <table:table-row table:style-name="ro2" table:number-rows-repeated="2">
          <table:table-cell table:style-name="ce26"/>
          <table:table-cell table:style-name="ce20" table:number-columns-repeated="2"/>
          <table:table-cell table:style-name="ce22" table:number-columns-repeated="2"/>
          <table:table-cell table:style-name="ce23"/>
          <table:table-cell table:style-name="ce21"/>
          <table:table-cell table:number-columns-repeated="2"/>
        </table:table-row>
        <table:table-row table:style-name="ro2" table:number-rows-repeated="3">
          <table:table-cell table:style-name="ce26"/>
          <table:table-cell table:style-name="ce20" table:number-columns-repeated="2"/>
          <table:table-cell table:style-name="ce22" table:number-columns-repeated="2"/>
          <table:table-cell table:style-name="ce21" table:number-columns-repeated="2"/>
          <table:table-cell table:number-columns-repeated="2"/>
        </table:table-row>
        <table:table-row table:style-name="ro2" table:number-rows-repeated="6">
          <table:table-cell table:style-name="ce26"/>
          <table:table-cell table:style-name="ce20" table:number-columns-repeated="2"/>
          <table:table-cell table:style-name="ce22" table:number-columns-repeated="2"/>
          <table:table-cell table:style-name="ce23"/>
          <table:table-cell table:style-name="ce21"/>
          <table:table-cell table:number-columns-repeated="2"/>
        </table:table-row>
        <table:table-row table:style-name="ro2">
          <table:table-cell table:style-name="ce26"/>
          <table:table-cell table:style-name="ce20" table:number-columns-repeated="2"/>
          <table:table-cell table:style-name="ce22" table:number-columns-repeated="2"/>
          <table:table-cell table:style-name="ce21" table:number-columns-repeated="2"/>
          <table:table-cell table:number-columns-repeated="2"/>
        </table:table-row>
        <table:table-row table:style-name="ro2" table:number-rows-repeated="3">
          <table:table-cell table:style-name="ce26"/>
          <table:table-cell table:style-name="ce20" table:number-columns-repeated="2"/>
          <table:table-cell table:style-name="ce22" table:number-columns-repeated="2"/>
          <table:table-cell table:style-name="ce23"/>
          <table:table-cell table:style-name="ce21"/>
          <table:table-cell table:number-columns-repeated="2"/>
        </table:table-row>
        <table:table-row table:style-name="ro2" table:number-rows-repeated="1048508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Présence.I9:Présence.I40 Présence.B9:Présence.G64">
            <calcext:condition calcext:apply-style-name="video1" calcext:value="=1" calcext:base-cell-address="Présence.B9"/>
            <calcext:condition calcext:apply-style-name="video 2" calcext:value="=2" calcext:base-cell-address="Présence.B9"/>
            <calcext:condition calcext:apply-style-name="Sans nom1" calcext:value="=3" calcext:base-cell-address="Présence.B9"/>
            <calcext:condition calcext:apply-style-name="Sans nom2" calcext:value="=4" calcext:base-cell-address="Présence.B9"/>
            <calcext:condition calcext:apply-style-name="aucune video / ABS" calcext:value="=0" calcext:base-cell-address="Présence.B9"/>
            <calcext:condition calcext:apply-style-name="aucune video / ABS" calcext:value="=&quot;ABS&quot;" calcext:base-cell-address="Présence.B9"/>
          </calcext:conditional-format>
        </calcext:conditional-formats>
      </table:table>
      <table:table table:name="Récap" table:style-name="ta1">
        <table:table-column table:style-name="co4" table:default-cell-style-name="ce26"/>
        <table:table-column table:style-name="co2" table:number-columns-repeated="4" table:default-cell-style-name="Default"/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video1</text:p>
          </table:table-cell>
          <table:table-cell office:value-type="string" calcext:value-type="string">
            <text:p>video2</text:p>
          </table:table-cell>
          <table:table-cell office:value-type="string" calcext:value-type="string">
            <text:p>video3</text:p>
          </table:table-cell>
          <table:table-cell office:value-type="string" calcext:value-type="string">
            <text:p>video4</text:p>
          </table:table-cell>
        </table:table-row>
        <table:table-row table:style-name="ro2">
          <table:table-cell table:style-name="Default"/>
          <table:table-cell table:formula="of:=[$Video1.L3]" office:value-type="float" office:value="29" calcext:value-type="float">
            <text:p>29</text:p>
          </table:table-cell>
          <table:table-cell table:formula="of:=[$Video2.L2]" office:value-type="float" office:value="113" calcext:value-type="float">
            <text:p>113</text:p>
          </table:table-cell>
          <table:table-cell table:formula="of:=[$Video3.F2]" office:value-type="float" office:value="19" calcext:value-type="float">
            <text:p>19</text:p>
          </table:table-cell>
          <table:table-cell table:formula="of:=[$Video4.O3]" office:value-type="float" office:value="43" calcext:value-type="float">
            <text:p>43</text:p>
          </table:table-cell>
        </table:table-row>
        <table:table-row table:style-name="ro2">
          <table:table-cell table:formula="of:=[$Présence.A9]" office:value-type="string" office:string-value="Eleve 1" calcext:value-type="string">
            <text:p>Eleve 1</text:p>
          </table:table-cell>
          <table:table-cell table:formula="of:=[$Video1.L4]" office:value-type="float" office:value="0" calcext:value-type="float">
            <text:p>0</text:p>
          </table:table-cell>
          <table:table-cell table:formula="of:=[$Video2.L3]" office:value-type="float" office:value="0" calcext:value-type="float">
            <text:p>0</text:p>
          </table:table-cell>
          <table:table-cell table:formula="of:=[$Video3.F3]" office:value-type="float" office:value="0" calcext:value-type="float">
            <text:p>0</text:p>
          </table:table-cell>
          <table:table-cell table:formula="of:=[$Video4.O4]" office:value-type="float" office:value="0" calcext:value-type="float">
            <text:p>0</text:p>
          </table:table-cell>
        </table:table-row>
        <table:table-row table:style-name="ro2">
          <table:table-cell table:formula="of:=[$Présence.A10]" office:value-type="string" office:string-value="Eleve 2" calcext:value-type="string">
            <text:p>Eleve 2</text:p>
          </table:table-cell>
          <table:table-cell table:formula="of:=[$Video1.L5]" office:value-type="float" office:value="0" calcext:value-type="float">
            <text:p>0</text:p>
          </table:table-cell>
          <table:table-cell table:formula="of:=[$Video2.L4]" office:value-type="float" office:value="0" calcext:value-type="float">
            <text:p>0</text:p>
          </table:table-cell>
          <table:table-cell table:formula="of:=[$Video3.F4]" office:value-type="float" office:value="0" calcext:value-type="float">
            <text:p>0</text:p>
          </table:table-cell>
          <table:table-cell table:formula="of:=[$Video4.O5]" office:value-type="float" office:value="0" calcext:value-type="float">
            <text:p>0</text:p>
          </table:table-cell>
        </table:table-row>
        <table:table-row table:style-name="ro2">
          <table:table-cell table:formula="of:=[$Présence.A11]" office:value-type="string" office:string-value="Eleve 3" calcext:value-type="string">
            <text:p>Eleve 3</text:p>
          </table:table-cell>
          <table:table-cell table:formula="of:=[$Video1.L6]" office:value-type="float" office:value="0" calcext:value-type="float">
            <text:p>0</text:p>
          </table:table-cell>
          <table:table-cell table:formula="of:=[$Video2.L5]" office:value-type="float" office:value="0" calcext:value-type="float">
            <text:p>0</text:p>
          </table:table-cell>
          <table:table-cell table:formula="of:=[$Video3.F5]" office:value-type="float" office:value="0" calcext:value-type="float">
            <text:p>0</text:p>
          </table:table-cell>
          <table:table-cell table:formula="of:=[$Video4.O6]" office:value-type="float" office:value="0" calcext:value-type="float">
            <text:p>0</text:p>
          </table:table-cell>
        </table:table-row>
        <table:table-row table:style-name="ro2">
          <table:table-cell table:formula="of:=[$Présence.A12]" office:value-type="string" office:string-value="Eleve 4" calcext:value-type="string">
            <text:p>Eleve 4</text:p>
          </table:table-cell>
          <table:table-cell table:formula="of:=[$Video1.L7]" office:value-type="float" office:value="0" calcext:value-type="float">
            <text:p>0</text:p>
          </table:table-cell>
          <table:table-cell table:formula="of:=[$Video2.L6]" office:value-type="float" office:value="0" calcext:value-type="float">
            <text:p>0</text:p>
          </table:table-cell>
          <table:table-cell table:formula="of:=[$Video3.F6]" office:value-type="float" office:value="0" calcext:value-type="float">
            <text:p>0</text:p>
          </table:table-cell>
          <table:table-cell table:formula="of:=[$Video4.O7]" office:value-type="float" office:value="0" calcext:value-type="float">
            <text:p>0</text:p>
          </table:table-cell>
        </table:table-row>
        <table:table-row table:style-name="ro2">
          <table:table-cell table:formula="of:=[$Présence.A13]" office:value-type="string" office:string-value="Eleve 5" calcext:value-type="string">
            <text:p>Eleve 5</text:p>
          </table:table-cell>
          <table:table-cell table:formula="of:=[$Video1.L8]" office:value-type="float" office:value="0" calcext:value-type="float">
            <text:p>0</text:p>
          </table:table-cell>
          <table:table-cell table:formula="of:=[$Video2.L7]" office:value-type="float" office:value="0" calcext:value-type="float">
            <text:p>0</text:p>
          </table:table-cell>
          <table:table-cell table:formula="of:=[$Video3.F7]" office:value-type="float" office:value="0" calcext:value-type="float">
            <text:p>0</text:p>
          </table:table-cell>
          <table:table-cell table:formula="of:=[$Video4.O8]" office:value-type="float" office:value="0" calcext:value-type="float">
            <text:p>0</text:p>
          </table:table-cell>
        </table:table-row>
        <table:table-row table:style-name="ro2">
          <table:table-cell table:formula="of:=[$Présence.A14]" office:value-type="string" office:string-value="Eleve 6" calcext:value-type="string">
            <text:p>Eleve 6</text:p>
          </table:table-cell>
          <table:table-cell table:formula="of:=[$Video1.L9]" office:value-type="float" office:value="0" calcext:value-type="float">
            <text:p>0</text:p>
          </table:table-cell>
          <table:table-cell table:formula="of:=[$Video2.L8]" office:value-type="float" office:value="0" calcext:value-type="float">
            <text:p>0</text:p>
          </table:table-cell>
          <table:table-cell table:formula="of:=[$Video3.F8]" office:value-type="float" office:value="0" calcext:value-type="float">
            <text:p>0</text:p>
          </table:table-cell>
          <table:table-cell table:formula="of:=[$Video4.O9]" office:value-type="float" office:value="0" calcext:value-type="float">
            <text:p>0</text:p>
          </table:table-cell>
        </table:table-row>
        <table:table-row table:style-name="ro2">
          <table:table-cell table:formula="of:=[$Présence.A15]" office:value-type="string" office:string-value="Eleve 7" calcext:value-type="string">
            <text:p>Eleve 7</text:p>
          </table:table-cell>
          <table:table-cell table:formula="of:=[$Video1.L10]" office:value-type="float" office:value="0" calcext:value-type="float">
            <text:p>0</text:p>
          </table:table-cell>
          <table:table-cell table:formula="of:=[$Video2.L9]" office:value-type="float" office:value="0" calcext:value-type="float">
            <text:p>0</text:p>
          </table:table-cell>
          <table:table-cell table:formula="of:=[$Video3.F9]" office:value-type="float" office:value="0" calcext:value-type="float">
            <text:p>0</text:p>
          </table:table-cell>
          <table:table-cell table:formula="of:=[$Video4.O10]" office:value-type="float" office:value="0" calcext:value-type="float">
            <text:p>0</text:p>
          </table:table-cell>
        </table:table-row>
        <table:table-row table:style-name="ro2">
          <table:table-cell table:formula="of:=[$Présence.A16]" office:value-type="string" office:string-value="Eleve 8" calcext:value-type="string">
            <text:p>Eleve 8</text:p>
          </table:table-cell>
          <table:table-cell table:formula="of:=[$Video1.L11]" office:value-type="float" office:value="0" calcext:value-type="float">
            <text:p>0</text:p>
          </table:table-cell>
          <table:table-cell table:formula="of:=[$Video2.L10]" office:value-type="float" office:value="0" calcext:value-type="float">
            <text:p>0</text:p>
          </table:table-cell>
          <table:table-cell table:formula="of:=[$Video3.F10]" office:value-type="float" office:value="0" calcext:value-type="float">
            <text:p>0</text:p>
          </table:table-cell>
          <table:table-cell table:formula="of:=[$Video4.O11]" office:value-type="float" office:value="0" calcext:value-type="float">
            <text:p>0</text:p>
          </table:table-cell>
        </table:table-row>
        <table:table-row table:style-name="ro2">
          <table:table-cell table:formula="of:=[$Présence.A17]" office:value-type="string" office:string-value="Eleve 9" calcext:value-type="string">
            <text:p>Eleve 9</text:p>
          </table:table-cell>
          <table:table-cell table:formula="of:=[$Video1.L12]" office:value-type="float" office:value="0" calcext:value-type="float">
            <text:p>0</text:p>
          </table:table-cell>
          <table:table-cell table:formula="of:=[$Video2.L11]" office:value-type="float" office:value="0" calcext:value-type="float">
            <text:p>0</text:p>
          </table:table-cell>
          <table:table-cell table:formula="of:=[$Video3.F11]" office:value-type="float" office:value="0" calcext:value-type="float">
            <text:p>0</text:p>
          </table:table-cell>
          <table:table-cell table:formula="of:=[$Video4.O12]" office:value-type="float" office:value="0" calcext:value-type="float">
            <text:p>0</text:p>
          </table:table-cell>
        </table:table-row>
        <table:table-row table:style-name="ro2">
          <table:table-cell table:formula="of:=[$Présence.A18]" office:value-type="string" office:string-value="Eleve 10" calcext:value-type="string">
            <text:p>Eleve 10</text:p>
          </table:table-cell>
          <table:table-cell table:formula="of:=[$Video1.L13]" office:value-type="float" office:value="0" calcext:value-type="float">
            <text:p>0</text:p>
          </table:table-cell>
          <table:table-cell table:formula="of:=[$Video2.L12]" office:value-type="float" office:value="0" calcext:value-type="float">
            <text:p>0</text:p>
          </table:table-cell>
          <table:table-cell table:formula="of:=[$Video3.F12]" office:value-type="float" office:value="0" calcext:value-type="float">
            <text:p>0</text:p>
          </table:table-cell>
          <table:table-cell table:formula="of:=[$Video4.O13]" office:value-type="float" office:value="0" calcext:value-type="float">
            <text:p>0</text:p>
          </table:table-cell>
        </table:table-row>
        <table:table-row table:style-name="ro2">
          <table:table-cell table:formula="of:=[$Présence.A19]" office:value-type="string" office:string-value="Eleve 11" calcext:value-type="string">
            <text:p>Eleve 11</text:p>
          </table:table-cell>
          <table:table-cell table:formula="of:=[$Video1.L14]" office:value-type="float" office:value="0" calcext:value-type="float">
            <text:p>0</text:p>
          </table:table-cell>
          <table:table-cell table:formula="of:=[$Video2.L13]" office:value-type="float" office:value="0" calcext:value-type="float">
            <text:p>0</text:p>
          </table:table-cell>
          <table:table-cell table:formula="of:=[$Video3.F13]" office:value-type="float" office:value="0" calcext:value-type="float">
            <text:p>0</text:p>
          </table:table-cell>
          <table:table-cell table:formula="of:=[$Video4.O14]" office:value-type="float" office:value="0" calcext:value-type="float">
            <text:p>0</text:p>
          </table:table-cell>
        </table:table-row>
        <table:table-row table:style-name="ro2">
          <table:table-cell table:formula="of:=[$Présence.A20]" office:value-type="string" office:string-value="Eleve 12" calcext:value-type="string">
            <text:p>Eleve 12</text:p>
          </table:table-cell>
          <table:table-cell table:formula="of:=[$Video1.L15]" office:value-type="float" office:value="0" calcext:value-type="float">
            <text:p>0</text:p>
          </table:table-cell>
          <table:table-cell table:formula="of:=[$Video2.L14]" office:value-type="float" office:value="0" calcext:value-type="float">
            <text:p>0</text:p>
          </table:table-cell>
          <table:table-cell table:formula="of:=[$Video3.F14]" office:value-type="float" office:value="0" calcext:value-type="float">
            <text:p>0</text:p>
          </table:table-cell>
          <table:table-cell table:formula="of:=[$Video4.O15]" office:value-type="float" office:value="0" calcext:value-type="float">
            <text:p>0</text:p>
          </table:table-cell>
        </table:table-row>
        <table:table-row table:style-name="ro2">
          <table:table-cell table:formula="of:=[$Présence.A21]" office:value-type="string" office:string-value="Eleve 13" calcext:value-type="string">
            <text:p>Eleve 13</text:p>
          </table:table-cell>
          <table:table-cell table:formula="of:=[$Video1.L16]" office:value-type="float" office:value="0" calcext:value-type="float">
            <text:p>0</text:p>
          </table:table-cell>
          <table:table-cell table:formula="of:=[$Video2.L15]" office:value-type="float" office:value="0" calcext:value-type="float">
            <text:p>0</text:p>
          </table:table-cell>
          <table:table-cell table:formula="of:=[$Video3.F15]" office:value-type="float" office:value="0" calcext:value-type="float">
            <text:p>0</text:p>
          </table:table-cell>
          <table:table-cell table:formula="of:=[$Video4.O16]" office:value-type="float" office:value="0" calcext:value-type="float">
            <text:p>0</text:p>
          </table:table-cell>
        </table:table-row>
        <table:table-row table:style-name="ro2">
          <table:table-cell table:formula="of:=[$Présence.A22]" office:value-type="string" office:string-value="Eleve 14" calcext:value-type="string">
            <text:p>Eleve 14</text:p>
          </table:table-cell>
          <table:table-cell table:formula="of:=[$Video1.L17]" office:value-type="float" office:value="0" calcext:value-type="float">
            <text:p>0</text:p>
          </table:table-cell>
          <table:table-cell table:formula="of:=[$Video2.L16]" office:value-type="float" office:value="0" calcext:value-type="float">
            <text:p>0</text:p>
          </table:table-cell>
          <table:table-cell table:formula="of:=[$Video3.F16]" office:value-type="float" office:value="0" calcext:value-type="float">
            <text:p>0</text:p>
          </table:table-cell>
          <table:table-cell table:formula="of:=[$Video4.O17]" office:value-type="float" office:value="0" calcext:value-type="float">
            <text:p>0</text:p>
          </table:table-cell>
        </table:table-row>
        <table:table-row table:style-name="ro2">
          <table:table-cell table:formula="of:=[$Présence.A23]" office:value-type="string" office:string-value="Eleve 15" calcext:value-type="string">
            <text:p>Eleve 15</text:p>
          </table:table-cell>
          <table:table-cell table:formula="of:=[$Video1.L18]" office:value-type="float" office:value="0" calcext:value-type="float">
            <text:p>0</text:p>
          </table:table-cell>
          <table:table-cell table:formula="of:=[$Video2.L17]" office:value-type="float" office:value="0" calcext:value-type="float">
            <text:p>0</text:p>
          </table:table-cell>
          <table:table-cell table:formula="of:=[$Video3.F17]" office:value-type="float" office:value="0" calcext:value-type="float">
            <text:p>0</text:p>
          </table:table-cell>
          <table:table-cell table:formula="of:=[$Video4.O18]" office:value-type="float" office:value="0" calcext:value-type="float">
            <text:p>0</text:p>
          </table:table-cell>
        </table:table-row>
        <table:table-row table:style-name="ro2">
          <table:table-cell table:formula="of:=[$Présence.A24]" office:value-type="string" office:string-value="Eleve 16" calcext:value-type="string">
            <text:p>Eleve 16</text:p>
          </table:table-cell>
          <table:table-cell table:formula="of:=[$Video1.L19]" office:value-type="float" office:value="0" calcext:value-type="float">
            <text:p>0</text:p>
          </table:table-cell>
          <table:table-cell table:formula="of:=[$Video2.L18]" office:value-type="float" office:value="0" calcext:value-type="float">
            <text:p>0</text:p>
          </table:table-cell>
          <table:table-cell table:formula="of:=[$Video3.F18]" office:value-type="float" office:value="0" calcext:value-type="float">
            <text:p>0</text:p>
          </table:table-cell>
          <table:table-cell table:formula="of:=[$Video4.O19]" office:value-type="float" office:value="0" calcext:value-type="float">
            <text:p>0</text:p>
          </table:table-cell>
        </table:table-row>
        <table:table-row table:style-name="ro2">
          <table:table-cell table:formula="of:=[$Présence.A25]" office:value-type="string" office:string-value="Eleve 17" calcext:value-type="string">
            <text:p>Eleve 17</text:p>
          </table:table-cell>
          <table:table-cell table:formula="of:=[$Video1.L20]" office:value-type="float" office:value="0" calcext:value-type="float">
            <text:p>0</text:p>
          </table:table-cell>
          <table:table-cell table:formula="of:=[$Video2.L19]" office:value-type="float" office:value="0" calcext:value-type="float">
            <text:p>0</text:p>
          </table:table-cell>
          <table:table-cell table:formula="of:=[$Video3.F19]" office:value-type="float" office:value="0" calcext:value-type="float">
            <text:p>0</text:p>
          </table:table-cell>
          <table:table-cell table:formula="of:=[$Video4.O20]" office:value-type="float" office:value="0" calcext:value-type="float">
            <text:p>0</text:p>
          </table:table-cell>
        </table:table-row>
        <table:table-row table:style-name="ro2">
          <table:table-cell table:formula="of:=[$Présence.A26]" office:value-type="string" office:string-value="Eleve 18" calcext:value-type="string">
            <text:p>Eleve 18</text:p>
          </table:table-cell>
          <table:table-cell table:formula="of:=[$Video1.L21]" office:value-type="float" office:value="0" calcext:value-type="float">
            <text:p>0</text:p>
          </table:table-cell>
          <table:table-cell table:formula="of:=[$Video2.L20]" office:value-type="float" office:value="0" calcext:value-type="float">
            <text:p>0</text:p>
          </table:table-cell>
          <table:table-cell table:formula="of:=[$Video3.F20]" office:value-type="float" office:value="0" calcext:value-type="float">
            <text:p>0</text:p>
          </table:table-cell>
          <table:table-cell table:formula="of:=[$Video4.O21]" office:value-type="float" office:value="0" calcext:value-type="float">
            <text:p>0</text:p>
          </table:table-cell>
        </table:table-row>
        <table:table-row table:style-name="ro2">
          <table:table-cell table:formula="of:=[$Présence.A27]" office:value-type="string" office:string-value="Eleve 19" calcext:value-type="string">
            <text:p>Eleve 19</text:p>
          </table:table-cell>
          <table:table-cell table:formula="of:=[$Video1.L22]" office:value-type="float" office:value="0" calcext:value-type="float">
            <text:p>0</text:p>
          </table:table-cell>
          <table:table-cell table:formula="of:=[$Video2.L21]" office:value-type="float" office:value="0" calcext:value-type="float">
            <text:p>0</text:p>
          </table:table-cell>
          <table:table-cell table:formula="of:=[$Video3.F21]" office:value-type="float" office:value="0" calcext:value-type="float">
            <text:p>0</text:p>
          </table:table-cell>
          <table:table-cell table:formula="of:=[$Video4.O22]" office:value-type="float" office:value="0" calcext:value-type="float">
            <text:p>0</text:p>
          </table:table-cell>
        </table:table-row>
        <table:table-row table:style-name="ro2">
          <table:table-cell table:formula="of:=[$Présence.A28]" office:value-type="string" office:string-value="Eleve 20" calcext:value-type="string">
            <text:p>Eleve 20</text:p>
          </table:table-cell>
          <table:table-cell table:formula="of:=[$Video1.L23]" office:value-type="float" office:value="0" calcext:value-type="float">
            <text:p>0</text:p>
          </table:table-cell>
          <table:table-cell table:formula="of:=[$Video2.L22]" office:value-type="float" office:value="0" calcext:value-type="float">
            <text:p>0</text:p>
          </table:table-cell>
          <table:table-cell table:formula="of:=[$Video3.F22]" office:value-type="float" office:value="0" calcext:value-type="float">
            <text:p>0</text:p>
          </table:table-cell>
          <table:table-cell table:formula="of:=[$Video4.O23]" office:value-type="float" office:value="0" calcext:value-type="float">
            <text:p>0</text:p>
          </table:table-cell>
        </table:table-row>
        <table:table-row table:style-name="ro2">
          <table:table-cell table:formula="of:=[$Présence.A29]" office:value-type="string" office:string-value="Eleve 21" calcext:value-type="string">
            <text:p>Eleve 21</text:p>
          </table:table-cell>
          <table:table-cell table:formula="of:=[$Video1.L24]" office:value-type="float" office:value="0" calcext:value-type="float">
            <text:p>0</text:p>
          </table:table-cell>
          <table:table-cell table:formula="of:=[$Video2.L23]" office:value-type="float" office:value="0" calcext:value-type="float">
            <text:p>0</text:p>
          </table:table-cell>
          <table:table-cell table:formula="of:=[$Video3.F23]" office:value-type="float" office:value="0" calcext:value-type="float">
            <text:p>0</text:p>
          </table:table-cell>
          <table:table-cell table:formula="of:=[$Video4.O24]" office:value-type="float" office:value="0" calcext:value-type="float">
            <text:p>0</text:p>
          </table:table-cell>
        </table:table-row>
        <table:table-row table:style-name="ro2">
          <table:table-cell table:formula="of:=[$Présence.A30]" office:value-type="string" office:string-value="Eleve 22" calcext:value-type="string">
            <text:p>Eleve 22</text:p>
          </table:table-cell>
          <table:table-cell table:formula="of:=[$Video1.L25]" office:value-type="float" office:value="0" calcext:value-type="float">
            <text:p>0</text:p>
          </table:table-cell>
          <table:table-cell table:formula="of:=[$Video2.L24]" office:value-type="float" office:value="0" calcext:value-type="float">
            <text:p>0</text:p>
          </table:table-cell>
          <table:table-cell table:formula="of:=[$Video3.F24]" office:value-type="float" office:value="0" calcext:value-type="float">
            <text:p>0</text:p>
          </table:table-cell>
          <table:table-cell table:formula="of:=[$Video4.O25]" office:value-type="float" office:value="0" calcext:value-type="float">
            <text:p>0</text:p>
          </table:table-cell>
        </table:table-row>
        <table:table-row table:style-name="ro2">
          <table:table-cell table:formula="of:=[$Présence.A31]" office:value-type="string" office:string-value="Eleve 23" calcext:value-type="string">
            <text:p>Eleve 23</text:p>
          </table:table-cell>
          <table:table-cell table:formula="of:=[$Video1.L26]" office:value-type="float" office:value="0" calcext:value-type="float">
            <text:p>0</text:p>
          </table:table-cell>
          <table:table-cell table:formula="of:=[$Video2.L25]" office:value-type="float" office:value="0" calcext:value-type="float">
            <text:p>0</text:p>
          </table:table-cell>
          <table:table-cell table:formula="of:=[$Video3.F25]" office:value-type="float" office:value="0" calcext:value-type="float">
            <text:p>0</text:p>
          </table:table-cell>
          <table:table-cell table:formula="of:=[$Video4.O26]" office:value-type="float" office:value="0" calcext:value-type="float">
            <text:p>0</text:p>
          </table:table-cell>
        </table:table-row>
        <table:table-row table:style-name="ro2">
          <table:table-cell table:formula="of:=[$Présence.A32]" office:value-type="string" office:string-value="Eleve 24" calcext:value-type="string">
            <text:p>Eleve 24</text:p>
          </table:table-cell>
          <table:table-cell table:formula="of:=[$Video1.L27]" office:value-type="float" office:value="0" calcext:value-type="float">
            <text:p>0</text:p>
          </table:table-cell>
          <table:table-cell table:formula="of:=[$Video2.L26]" office:value-type="float" office:value="0" calcext:value-type="float">
            <text:p>0</text:p>
          </table:table-cell>
          <table:table-cell table:formula="of:=[$Video3.F26]" office:value-type="float" office:value="0" calcext:value-type="float">
            <text:p>0</text:p>
          </table:table-cell>
          <table:table-cell table:formula="of:=[$Video4.O27]" office:value-type="float" office:value="0" calcext:value-type="float">
            <text:p>0</text:p>
          </table:table-cell>
        </table:table-row>
        <table:table-row table:style-name="ro2">
          <table:table-cell table:formula="of:=[$Présence.A33]" office:value-type="string" office:string-value="Eleve 25" calcext:value-type="string">
            <text:p>Eleve 25</text:p>
          </table:table-cell>
          <table:table-cell table:formula="of:=[$Video1.L28]" office:value-type="float" office:value="0" calcext:value-type="float">
            <text:p>0</text:p>
          </table:table-cell>
          <table:table-cell table:formula="of:=[$Video2.L27]" office:value-type="float" office:value="0" calcext:value-type="float">
            <text:p>0</text:p>
          </table:table-cell>
          <table:table-cell table:formula="of:=[$Video3.F27]" office:value-type="float" office:value="0" calcext:value-type="float">
            <text:p>0</text:p>
          </table:table-cell>
          <table:table-cell table:formula="of:=[$Video4.O28]" office:value-type="float" office:value="0" calcext:value-type="float">
            <text:p>0</text:p>
          </table:table-cell>
        </table:table-row>
        <table:table-row table:style-name="ro2">
          <table:table-cell table:formula="of:=[$Présence.A34]" office:value-type="string" office:string-value="Eleve 26" calcext:value-type="string">
            <text:p>Eleve 26</text:p>
          </table:table-cell>
          <table:table-cell table:formula="of:=[$Video1.L29]" office:value-type="float" office:value="0" calcext:value-type="float">
            <text:p>0</text:p>
          </table:table-cell>
          <table:table-cell table:formula="of:=[$Video2.L28]" office:value-type="float" office:value="0" calcext:value-type="float">
            <text:p>0</text:p>
          </table:table-cell>
          <table:table-cell table:formula="of:=[$Video3.F28]" office:value-type="float" office:value="0" calcext:value-type="float">
            <text:p>0</text:p>
          </table:table-cell>
          <table:table-cell table:formula="of:=[$Video4.O29]" office:value-type="float" office:value="0" calcext:value-type="float">
            <text:p>0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Video1" table:style-name="ta1"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row table:style-name="ro2">
          <table:table-cell/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1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table:style-name="ce40" office:value-type="string" calcext:value-type="string">
            <text:p>a</text:p>
          </table:table-cell>
          <table:table-cell table:style-name="ce41" office:value-type="string" calcext:value-type="string">
            <text:p>b</text:p>
          </table:table-cell>
          <table:table-cell table:style-name="ce40" office:value-type="string" calcext:value-type="string">
            <text:p>a</text:p>
          </table:table-cell>
          <table:table-cell table:style-name="ce40" office:value-type="string" calcext:value-type="string">
            <text:p>b</text:p>
          </table:table-cell>
          <table:table-cell table:style-name="ce40"/>
          <table:table-cell table:style-name="ce40" office:value-type="string" calcext:value-type="string">
            <text:p>a</text:p>
          </table:table-cell>
          <table:table-cell table:style-name="ce40" office:value-type="string" calcext:value-type="string">
            <text:p>b</text:p>
          </table:table-cell>
          <table:table-cell table:style-name="ce40" table:number-columns-repeated="3"/>
          <table:table-cell office:value-type="string" calcext:value-type="string">
            <text:p>TOTAL</text:p>
          </table:table-cell>
          <table:table-cell/>
        </table:table-row>
        <table:table-row table:style-name="ro2"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formula="of:=SUM([.B3:.K3])" office:value-type="float" office:value="29" calcext:value-type="float">
            <text:p>29</text:p>
          </table:table-cell>
          <table:table-cell/>
        </table:table-row>
        <table:table-row table:style-name="ro2">
          <table:table-cell table:style-name="ce26" table:formula="of:=[$Présence.A9]" office:value-type="string" office:string-value="Eleve 1" calcext:value-type="string">
            <text:p>Eleve 1</text:p>
          </table:table-cell>
          <table:table-cell table:number-columns-repeated="10"/>
          <table:table-cell table:style-name="ce42" table:formula="of:=SUM([.B4:.K4])" office:value-type="float" office:value="0" calcext:value-type="float">
            <text:p>0</text:p>
          </table:table-cell>
          <table:table-cell table:style-name="ce42" table:number-columns-spanned="1" table:number-rows-spanned="2"/>
        </table:table-row>
        <table:table-row table:style-name="ro2">
          <table:table-cell table:style-name="ce26" table:formula="of:=[$Présence.A10]" office:value-type="string" office:string-value="Eleve 2" calcext:value-type="string">
            <text:p>Eleve 2</text:p>
          </table:table-cell>
          <table:table-cell table:number-columns-repeated="10"/>
          <table:table-cell table:style-name="ce42" table:formula="of:=SUM([.B5:.K5])" office:value-type="float" office:value="0" calcext:value-type="float">
            <text:p>0</text:p>
          </table:table-cell>
          <table:covered-table-cell/>
        </table:table-row>
        <table:table-row table:style-name="ro2">
          <table:table-cell table:style-name="ce26" table:formula="of:=[$Présence.A11]" office:value-type="string" office:string-value="Eleve 3" calcext:value-type="string">
            <text:p>Eleve 3</text:p>
          </table:table-cell>
          <table:table-cell table:number-columns-repeated="10"/>
          <table:table-cell table:style-name="ce42" table:formula="of:=SUM([.B6:.K6])" office:value-type="float" office:value="0" calcext:value-type="float">
            <text:p>0</text:p>
          </table:table-cell>
          <table:table-cell table:style-name="ce42" table:number-columns-spanned="1" table:number-rows-spanned="2"/>
        </table:table-row>
        <table:table-row table:style-name="ro2">
          <table:table-cell table:style-name="ce26" table:formula="of:=[$Présence.A12]" office:value-type="string" office:string-value="Eleve 4" calcext:value-type="string">
            <text:p>Eleve 4</text:p>
          </table:table-cell>
          <table:table-cell table:number-columns-repeated="10"/>
          <table:table-cell table:style-name="ce42" table:formula="of:=SUM([.B7:.K7])" office:value-type="float" office:value="0" calcext:value-type="float">
            <text:p>0</text:p>
          </table:table-cell>
          <table:covered-table-cell/>
        </table:table-row>
        <table:table-row table:style-name="ro2">
          <table:table-cell table:style-name="ce26" table:formula="of:=[$Présence.A13]" office:value-type="string" office:string-value="Eleve 5" calcext:value-type="string">
            <text:p>Eleve 5</text:p>
          </table:table-cell>
          <table:table-cell table:number-columns-repeated="10"/>
          <table:table-cell table:style-name="ce42" table:formula="of:=SUM([.B8:.K8])" office:value-type="float" office:value="0" calcext:value-type="float">
            <text:p>0</text:p>
          </table:table-cell>
          <table:table-cell table:style-name="ce42" table:number-columns-spanned="1" table:number-rows-spanned="2"/>
        </table:table-row>
        <table:table-row table:style-name="ro2">
          <table:table-cell table:style-name="ce26" table:formula="of:=[$Présence.A14]" office:value-type="string" office:string-value="Eleve 6" calcext:value-type="string">
            <text:p>Eleve 6</text:p>
          </table:table-cell>
          <table:table-cell table:number-columns-repeated="10"/>
          <table:table-cell table:style-name="ce42" table:formula="of:=SUM([.B9:.K9])" office:value-type="float" office:value="0" calcext:value-type="float">
            <text:p>0</text:p>
          </table:table-cell>
          <table:covered-table-cell/>
        </table:table-row>
        <table:table-row table:style-name="ro2">
          <table:table-cell table:style-name="ce26" table:formula="of:=[$Présence.A15]" office:value-type="string" office:string-value="Eleve 7" calcext:value-type="string">
            <text:p>Eleve 7</text:p>
          </table:table-cell>
          <table:table-cell table:number-columns-repeated="10"/>
          <table:table-cell table:style-name="ce42" table:formula="of:=SUM([.B10:.K10])" office:value-type="float" office:value="0" calcext:value-type="float">
            <text:p>0</text:p>
          </table:table-cell>
          <table:table-cell table:style-name="ce42" table:number-columns-spanned="1" table:number-rows-spanned="2"/>
        </table:table-row>
        <table:table-row table:style-name="ro2">
          <table:table-cell table:style-name="ce26" table:formula="of:=[$Présence.A16]" office:value-type="string" office:string-value="Eleve 8" calcext:value-type="string">
            <text:p>Eleve 8</text:p>
          </table:table-cell>
          <table:table-cell table:number-columns-repeated="10"/>
          <table:table-cell table:style-name="ce42" table:formula="of:=SUM([.B11:.K11])" office:value-type="float" office:value="0" calcext:value-type="float">
            <text:p>0</text:p>
          </table:table-cell>
          <table:covered-table-cell/>
        </table:table-row>
        <table:table-row table:style-name="ro2">
          <table:table-cell table:style-name="ce26" table:formula="of:=[$Présence.A17]" office:value-type="string" office:string-value="Eleve 9" calcext:value-type="string">
            <text:p>Eleve 9</text:p>
          </table:table-cell>
          <table:table-cell table:number-columns-repeated="10"/>
          <table:table-cell table:style-name="ce42" table:formula="of:=SUM([.B12:.K12])" office:value-type="float" office:value="0" calcext:value-type="float">
            <text:p>0</text:p>
          </table:table-cell>
          <table:table-cell table:style-name="ce42" table:number-columns-spanned="1" table:number-rows-spanned="2"/>
        </table:table-row>
        <table:table-row table:style-name="ro2">
          <table:table-cell table:style-name="ce26" table:formula="of:=[$Présence.A18]" office:value-type="string" office:string-value="Eleve 10" calcext:value-type="string">
            <text:p>Eleve 10</text:p>
          </table:table-cell>
          <table:table-cell table:number-columns-repeated="10"/>
          <table:table-cell table:style-name="ce42" table:formula="of:=SUM([.B13:.K13])" office:value-type="float" office:value="0" calcext:value-type="float">
            <text:p>0</text:p>
          </table:table-cell>
          <table:covered-table-cell/>
        </table:table-row>
        <table:table-row table:style-name="ro2">
          <table:table-cell table:style-name="ce26" table:formula="of:=[$Présence.A19]" office:value-type="string" office:string-value="Eleve 11" calcext:value-type="string">
            <text:p>Eleve 11</text:p>
          </table:table-cell>
          <table:table-cell table:number-columns-repeated="10"/>
          <table:table-cell table:style-name="ce42" table:formula="of:=SUM([.B14:.K14])" office:value-type="float" office:value="0" calcext:value-type="float">
            <text:p>0</text:p>
          </table:table-cell>
          <table:table-cell table:style-name="ce42" table:number-columns-spanned="1" table:number-rows-spanned="2"/>
        </table:table-row>
        <table:table-row table:style-name="ro2">
          <table:table-cell table:style-name="ce26" table:formula="of:=[$Présence.A20]" office:value-type="string" office:string-value="Eleve 12" calcext:value-type="string">
            <text:p>Eleve 12</text:p>
          </table:table-cell>
          <table:table-cell table:number-columns-repeated="10"/>
          <table:table-cell table:style-name="ce42" table:formula="of:=SUM([.B15:.K15])" office:value-type="float" office:value="0" calcext:value-type="float">
            <text:p>0</text:p>
          </table:table-cell>
          <table:covered-table-cell/>
        </table:table-row>
        <table:table-row table:style-name="ro2">
          <table:table-cell table:style-name="ce26" table:formula="of:=[$Présence.A21]" office:value-type="string" office:string-value="Eleve 13" calcext:value-type="string">
            <text:p>Eleve 13</text:p>
          </table:table-cell>
          <table:table-cell table:number-columns-repeated="10"/>
          <table:table-cell table:style-name="ce42" table:formula="of:=SUM([.B16:.K16])" office:value-type="float" office:value="0" calcext:value-type="float">
            <text:p>0</text:p>
          </table:table-cell>
          <table:table-cell table:style-name="ce42"/>
        </table:table-row>
        <table:table-row table:style-name="ro2">
          <table:table-cell table:style-name="ce26" table:formula="of:=[$Présence.A22]" office:value-type="string" office:string-value="Eleve 14" calcext:value-type="string">
            <text:p>Eleve 14</text:p>
          </table:table-cell>
          <table:table-cell table:number-columns-repeated="10"/>
          <table:table-cell table:style-name="ce42" table:formula="of:=SUM([.B17:.K17])" office:value-type="float" office:value="0" calcext:value-type="float">
            <text:p>0</text:p>
          </table:table-cell>
          <table:table-cell table:style-name="ce42" table:number-columns-spanned="1" table:number-rows-spanned="2"/>
        </table:table-row>
        <table:table-row table:style-name="ro2">
          <table:table-cell table:style-name="ce26" table:formula="of:=[$Présence.A23]" office:value-type="string" office:string-value="Eleve 15" calcext:value-type="string">
            <text:p>Eleve 15</text:p>
          </table:table-cell>
          <table:table-cell table:number-columns-repeated="10"/>
          <table:table-cell table:style-name="ce42" table:formula="of:=SUM([.B18:.K18])" office:value-type="float" office:value="0" calcext:value-type="float">
            <text:p>0</text:p>
          </table:table-cell>
          <table:covered-table-cell/>
        </table:table-row>
        <table:table-row table:style-name="ro2">
          <table:table-cell table:style-name="ce26" table:formula="of:=[$Présence.A24]" office:value-type="string" office:string-value="Eleve 16" calcext:value-type="string">
            <text:p>Eleve 16</text:p>
          </table:table-cell>
          <table:table-cell table:number-columns-repeated="10"/>
          <table:table-cell table:style-name="ce42" table:formula="of:=SUM([.B19:.K19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6" table:formula="of:=[$Présence.A25]" office:value-type="string" office:string-value="Eleve 17" calcext:value-type="string">
            <text:p>Eleve 17</text:p>
          </table:table-cell>
          <table:table-cell table:number-columns-repeated="10"/>
          <table:table-cell table:style-name="ce42" table:formula="of:=SUM([.B20:.K20])" office:value-type="float" office:value="0" calcext:value-type="float">
            <text:p>0</text:p>
          </table:table-cell>
          <table:table-cell table:style-name="ce42" table:number-columns-spanned="1" table:number-rows-spanned="2"/>
        </table:table-row>
        <table:table-row table:style-name="ro2">
          <table:table-cell table:style-name="ce26" table:formula="of:=[$Présence.A26]" office:value-type="string" office:string-value="Eleve 18" calcext:value-type="string">
            <text:p>Eleve 18</text:p>
          </table:table-cell>
          <table:table-cell table:number-columns-repeated="10"/>
          <table:table-cell table:style-name="ce42" table:formula="of:=SUM([.B21:.K21])" office:value-type="float" office:value="0" calcext:value-type="float">
            <text:p>0</text:p>
          </table:table-cell>
          <table:covered-table-cell/>
        </table:table-row>
        <table:table-row table:style-name="ro2">
          <table:table-cell table:style-name="ce26" table:formula="of:=[$Présence.A27]" office:value-type="string" office:string-value="Eleve 19" calcext:value-type="string">
            <text:p>Eleve 19</text:p>
          </table:table-cell>
          <table:table-cell table:number-columns-repeated="10"/>
          <table:table-cell table:style-name="ce42" table:formula="of:=SUM([.B22:.K22])" office:value-type="float" office:value="0" calcext:value-type="float">
            <text:p>0</text:p>
          </table:table-cell>
          <table:table-cell table:style-name="ce42" table:number-columns-spanned="1" table:number-rows-spanned="2"/>
        </table:table-row>
        <table:table-row table:style-name="ro2">
          <table:table-cell table:style-name="ce26" table:formula="of:=[$Présence.A28]" office:value-type="string" office:string-value="Eleve 20" calcext:value-type="string">
            <text:p>Eleve 20</text:p>
          </table:table-cell>
          <table:table-cell table:number-columns-repeated="10"/>
          <table:table-cell table:style-name="ce42" table:formula="of:=SUM([.B23:.K23])" office:value-type="float" office:value="0" calcext:value-type="float">
            <text:p>0</text:p>
          </table:table-cell>
          <table:covered-table-cell/>
        </table:table-row>
        <table:table-row table:style-name="ro2">
          <table:table-cell table:style-name="ce26" table:formula="of:=[$Présence.A29]" office:value-type="string" office:string-value="Eleve 21" calcext:value-type="string">
            <text:p>Eleve 21</text:p>
          </table:table-cell>
          <table:table-cell table:number-columns-repeated="10"/>
          <table:table-cell table:style-name="ce42" table:formula="of:=SUM([.B24:.K24])" office:value-type="float" office:value="0" calcext:value-type="float">
            <text:p>0</text:p>
          </table:table-cell>
          <table:table-cell table:style-name="ce42"/>
        </table:table-row>
        <table:table-row table:style-name="ro2">
          <table:table-cell table:style-name="ce26" table:formula="of:=[$Présence.A30]" office:value-type="string" office:string-value="Eleve 22" calcext:value-type="string">
            <text:p>Eleve 22</text:p>
          </table:table-cell>
          <table:table-cell table:number-columns-repeated="10"/>
          <table:table-cell table:style-name="ce42" table:formula="of:=SUM([.B25:.K25])" office:value-type="float" office:value="0" calcext:value-type="float">
            <text:p>0</text:p>
          </table:table-cell>
          <table:table-cell table:style-name="ce42" table:number-columns-spanned="1" table:number-rows-spanned="2"/>
        </table:table-row>
        <table:table-row table:style-name="ro2">
          <table:table-cell table:style-name="ce26" table:formula="of:=[$Présence.A31]" office:value-type="string" office:string-value="Eleve 23" calcext:value-type="string">
            <text:p>Eleve 23</text:p>
          </table:table-cell>
          <table:table-cell table:number-columns-repeated="10"/>
          <table:table-cell table:style-name="ce42" table:formula="of:=SUM([.B26:.K26])" office:value-type="float" office:value="0" calcext:value-type="float">
            <text:p>0</text:p>
          </table:table-cell>
          <table:covered-table-cell/>
        </table:table-row>
        <table:table-row table:style-name="ro2">
          <table:table-cell table:style-name="ce26" table:formula="of:=[$Présence.A32]" office:value-type="string" office:string-value="Eleve 24" calcext:value-type="string">
            <text:p>Eleve 24</text:p>
          </table:table-cell>
          <table:table-cell table:number-columns-repeated="10"/>
          <table:table-cell table:style-name="ce42" table:formula="of:=SUM([.B27:.K27])" office:value-type="float" office:value="0" calcext:value-type="float">
            <text:p>0</text:p>
          </table:table-cell>
          <table:table-cell table:style-name="ce42" table:number-columns-spanned="1" table:number-rows-spanned="2"/>
        </table:table-row>
        <table:table-row table:style-name="ro2">
          <table:table-cell table:style-name="ce26" table:formula="of:=[$Présence.A33]" office:value-type="string" office:string-value="Eleve 25" calcext:value-type="string">
            <text:p>Eleve 25</text:p>
          </table:table-cell>
          <table:table-cell table:number-columns-repeated="10"/>
          <table:table-cell table:style-name="ce42" table:formula="of:=SUM([.B28:.K28])" office:value-type="float" office:value="0" calcext:value-type="float">
            <text:p>0</text:p>
          </table:table-cell>
          <table:covered-table-cell/>
        </table:table-row>
        <table:table-row table:style-name="ro2">
          <table:table-cell table:style-name="ce26" table:formula="of:=[$Présence.A34]" office:value-type="string" office:string-value="Eleve 26" calcext:value-type="string">
            <text:p>Eleve 26</text:p>
          </table:table-cell>
          <table:table-cell table:number-columns-repeated="10"/>
          <table:table-cell table:style-name="ce42" table:formula="of:=SUM([.B29:.K29])" office:value-type="float" office:value="0" calcext:value-type="float">
            <text:p>0</text:p>
          </table:table-cell>
          <table:table-cell/>
        </table:table-row>
        <table:table-row table:style-name="ro2" table:number-rows-repeated="104850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Video2" table:style-name="ta1">
        <table:table-column table:style-name="co5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OTAL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:.K2])" office:value-type="float" office:value="113" calcext:value-type="float">
            <text:p>113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 table:style-name="ce26" table:formula="of:=[$Présence.A9]" office:value-type="string" office:string-value="Eleve 1" calcext:value-type="string">
            <text:p>Eleve 1</text:p>
          </table:table-cell>
          <table:table-cell table:number-columns-repeated="10"/>
          <table:table-cell table:style-name="ce42" table:formula="of:=SUM([.B3:.K3])" office:value-type="float" office:value="0" calcext:value-type="float">
            <text:p>0</text:p>
          </table:table-cell>
          <table:table-cell table:style-name="ce42" table:formula="of:=[.$L$2]-[.L3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10]" office:value-type="string" office:string-value="Eleve 2" calcext:value-type="string">
            <text:p>Eleve 2</text:p>
          </table:table-cell>
          <table:table-cell table:number-columns-repeated="10"/>
          <table:table-cell table:style-name="ce42" table:formula="of:=SUM([.B4:.K4])" office:value-type="float" office:value="0" calcext:value-type="float">
            <text:p>0</text:p>
          </table:table-cell>
          <table:table-cell table:style-name="ce42" table:formula="of:=[.$L$2]-[.L4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11]" office:value-type="string" office:string-value="Eleve 3" calcext:value-type="string">
            <text:p>Eleve 3</text:p>
          </table:table-cell>
          <table:table-cell table:number-columns-repeated="10"/>
          <table:table-cell table:style-name="ce42" table:formula="of:=SUM([.B5:.K5])" office:value-type="float" office:value="0" calcext:value-type="float">
            <text:p>0</text:p>
          </table:table-cell>
          <table:table-cell table:style-name="ce42" table:formula="of:=[.$L$2]-[.L5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12]" office:value-type="string" office:string-value="Eleve 4" calcext:value-type="string">
            <text:p>Eleve 4</text:p>
          </table:table-cell>
          <table:table-cell table:number-columns-repeated="10"/>
          <table:table-cell table:style-name="ce42" table:formula="of:=SUM([.B6:.K6])" office:value-type="float" office:value="0" calcext:value-type="float">
            <text:p>0</text:p>
          </table:table-cell>
          <table:table-cell table:style-name="ce42" table:formula="of:=[.$L$2]-[.L6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13]" office:value-type="string" office:string-value="Eleve 5" calcext:value-type="string">
            <text:p>Eleve 5</text:p>
          </table:table-cell>
          <table:table-cell table:number-columns-repeated="10"/>
          <table:table-cell table:style-name="ce42" table:formula="of:=SUM([.B7:.K7])" office:value-type="float" office:value="0" calcext:value-type="float">
            <text:p>0</text:p>
          </table:table-cell>
          <table:table-cell table:style-name="ce42" table:formula="of:=[.$L$2]-[.L7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14]" office:value-type="string" office:string-value="Eleve 6" calcext:value-type="string">
            <text:p>Eleve 6</text:p>
          </table:table-cell>
          <table:table-cell table:number-columns-repeated="10"/>
          <table:table-cell table:style-name="ce42" table:formula="of:=SUM([.B8:.K8])" office:value-type="float" office:value="0" calcext:value-type="float">
            <text:p>0</text:p>
          </table:table-cell>
          <table:table-cell table:style-name="ce42" table:formula="of:=[.$L$2]-[.L8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15]" office:value-type="string" office:string-value="Eleve 7" calcext:value-type="string">
            <text:p>Eleve 7</text:p>
          </table:table-cell>
          <table:table-cell table:number-columns-repeated="10"/>
          <table:table-cell table:style-name="ce42" table:formula="of:=SUM([.B9:.K9])" office:value-type="float" office:value="0" calcext:value-type="float">
            <text:p>0</text:p>
          </table:table-cell>
          <table:table-cell table:style-name="ce42" table:formula="of:=[.$L$2]-[.L9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16]" office:value-type="string" office:string-value="Eleve 8" calcext:value-type="string">
            <text:p>Eleve 8</text:p>
          </table:table-cell>
          <table:table-cell table:number-columns-repeated="10"/>
          <table:table-cell table:style-name="ce42" table:formula="of:=SUM([.B10:.K10])" office:value-type="float" office:value="0" calcext:value-type="float">
            <text:p>0</text:p>
          </table:table-cell>
          <table:table-cell table:style-name="ce42" table:formula="of:=[.$L$2]-[.L10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17]" office:value-type="string" office:string-value="Eleve 9" calcext:value-type="string">
            <text:p>Eleve 9</text:p>
          </table:table-cell>
          <table:table-cell table:number-columns-repeated="10"/>
          <table:table-cell table:style-name="ce42" table:formula="of:=SUM([.B11:.K11])" office:value-type="float" office:value="0" calcext:value-type="float">
            <text:p>0</text:p>
          </table:table-cell>
          <table:table-cell table:style-name="ce42" table:formula="of:=[.$L$2]-[.L11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18]" office:value-type="string" office:string-value="Eleve 10" calcext:value-type="string">
            <text:p>Eleve 10</text:p>
          </table:table-cell>
          <table:table-cell table:number-columns-repeated="10"/>
          <table:table-cell table:style-name="ce42" table:formula="of:=SUM([.B12:.K12])" office:value-type="float" office:value="0" calcext:value-type="float">
            <text:p>0</text:p>
          </table:table-cell>
          <table:table-cell table:style-name="ce42" table:formula="of:=[.$L$2]-[.L12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19]" office:value-type="string" office:string-value="Eleve 11" calcext:value-type="string">
            <text:p>Eleve 11</text:p>
          </table:table-cell>
          <table:table-cell table:number-columns-repeated="10"/>
          <table:table-cell table:style-name="ce42" table:formula="of:=SUM([.B13:.K13])" office:value-type="float" office:value="0" calcext:value-type="float">
            <text:p>0</text:p>
          </table:table-cell>
          <table:table-cell table:style-name="ce42" table:formula="of:=[.$L$2]-[.L13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20]" office:value-type="string" office:string-value="Eleve 12" calcext:value-type="string">
            <text:p>Eleve 12</text:p>
          </table:table-cell>
          <table:table-cell table:number-columns-repeated="10"/>
          <table:table-cell table:style-name="ce42" table:formula="of:=SUM([.B14:.K14])" office:value-type="float" office:value="0" calcext:value-type="float">
            <text:p>0</text:p>
          </table:table-cell>
          <table:table-cell table:style-name="ce42" table:formula="of:=[.$L$2]-[.L14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21]" office:value-type="string" office:string-value="Eleve 13" calcext:value-type="string">
            <text:p>Eleve 13</text:p>
          </table:table-cell>
          <table:table-cell table:number-columns-repeated="10"/>
          <table:table-cell table:style-name="ce42" table:formula="of:=SUM([.B15:.K15])" office:value-type="float" office:value="0" calcext:value-type="float">
            <text:p>0</text:p>
          </table:table-cell>
          <table:table-cell table:style-name="ce42" table:formula="of:=[.$L$2]-[.L15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22]" office:value-type="string" office:string-value="Eleve 14" calcext:value-type="string">
            <text:p>Eleve 14</text:p>
          </table:table-cell>
          <table:table-cell table:number-columns-repeated="10"/>
          <table:table-cell table:style-name="ce42" table:formula="of:=SUM([.B16:.K16])" office:value-type="float" office:value="0" calcext:value-type="float">
            <text:p>0</text:p>
          </table:table-cell>
          <table:table-cell table:style-name="ce42" table:formula="of:=[.$L$2]-[.L16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23]" office:value-type="string" office:string-value="Eleve 15" calcext:value-type="string">
            <text:p>Eleve 15</text:p>
          </table:table-cell>
          <table:table-cell table:number-columns-repeated="10"/>
          <table:table-cell table:style-name="ce42" table:formula="of:=SUM([.B17:.K17])" office:value-type="float" office:value="0" calcext:value-type="float">
            <text:p>0</text:p>
          </table:table-cell>
          <table:table-cell table:style-name="ce42" table:formula="of:=[.$L$2]-[.L17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24]" office:value-type="string" office:string-value="Eleve 16" calcext:value-type="string">
            <text:p>Eleve 16</text:p>
          </table:table-cell>
          <table:table-cell table:number-columns-repeated="10"/>
          <table:table-cell table:style-name="ce42" table:formula="of:=SUM([.B18:.K18])" office:value-type="float" office:value="0" calcext:value-type="float">
            <text:p>0</text:p>
          </table:table-cell>
          <table:table-cell table:style-name="ce42"/>
        </table:table-row>
        <table:table-row table:style-name="ro2">
          <table:table-cell table:style-name="ce26" table:formula="of:=[$Présence.A25]" office:value-type="string" office:string-value="Eleve 17" calcext:value-type="string">
            <text:p>Eleve 17</text:p>
          </table:table-cell>
          <table:table-cell table:number-columns-repeated="10"/>
          <table:table-cell table:style-name="ce42" table:formula="of:=SUM([.B19:.K19])" office:value-type="float" office:value="0" calcext:value-type="float">
            <text:p>0</text:p>
          </table:table-cell>
          <table:table-cell table:style-name="ce42" table:formula="of:=[.$L$2]-[.L19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26]" office:value-type="string" office:string-value="Eleve 18" calcext:value-type="string">
            <text:p>Eleve 18</text:p>
          </table:table-cell>
          <table:table-cell table:number-columns-repeated="10"/>
          <table:table-cell table:style-name="ce42" table:formula="of:=SUM([.B20:.K20])" office:value-type="float" office:value="0" calcext:value-type="float">
            <text:p>0</text:p>
          </table:table-cell>
          <table:table-cell table:style-name="ce42" table:formula="of:=[.$L$2]-[.L20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27]" office:value-type="string" office:string-value="Eleve 19" calcext:value-type="string">
            <text:p>Eleve 19</text:p>
          </table:table-cell>
          <table:table-cell table:number-columns-repeated="10"/>
          <table:table-cell table:style-name="ce42" table:formula="of:=SUM([.B21:.K21])" office:value-type="float" office:value="0" calcext:value-type="float">
            <text:p>0</text:p>
          </table:table-cell>
          <table:table-cell table:style-name="ce42" table:formula="of:=[.$L$2]-[.L21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28]" office:value-type="string" office:string-value="Eleve 20" calcext:value-type="string">
            <text:p>Eleve 20</text:p>
          </table:table-cell>
          <table:table-cell table:number-columns-repeated="10"/>
          <table:table-cell table:style-name="ce42" table:formula="of:=SUM([.B22:.K22])" office:value-type="float" office:value="0" calcext:value-type="float">
            <text:p>0</text:p>
          </table:table-cell>
          <table:table-cell table:style-name="ce42" table:formula="of:=[.$L$2]-[.L22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29]" office:value-type="string" office:string-value="Eleve 21" calcext:value-type="string">
            <text:p>Eleve 21</text:p>
          </table:table-cell>
          <table:table-cell table:number-columns-repeated="10"/>
          <table:table-cell table:style-name="ce42" table:formula="of:=SUM([.B23:.K23])" office:value-type="float" office:value="0" calcext:value-type="float">
            <text:p>0</text:p>
          </table:table-cell>
          <table:table-cell table:style-name="ce42" table:formula="of:=[.$L$2]-[.L23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30]" office:value-type="string" office:string-value="Eleve 22" calcext:value-type="string">
            <text:p>Eleve 22</text:p>
          </table:table-cell>
          <table:table-cell table:number-columns-repeated="10"/>
          <table:table-cell table:style-name="ce42" table:formula="of:=SUM([.B24:.K24])" office:value-type="float" office:value="0" calcext:value-type="float">
            <text:p>0</text:p>
          </table:table-cell>
          <table:table-cell table:style-name="ce42" table:formula="of:=[.$L$2]-[.L24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31]" office:value-type="string" office:string-value="Eleve 23" calcext:value-type="string">
            <text:p>Eleve 23</text:p>
          </table:table-cell>
          <table:table-cell table:number-columns-repeated="10"/>
          <table:table-cell table:style-name="ce42" table:formula="of:=SUM([.B25:.K25])" office:value-type="float" office:value="0" calcext:value-type="float">
            <text:p>0</text:p>
          </table:table-cell>
          <table:table-cell table:style-name="ce42" table:formula="of:=[.$L$2]-[.L25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32]" office:value-type="string" office:string-value="Eleve 24" calcext:value-type="string">
            <text:p>Eleve 24</text:p>
          </table:table-cell>
          <table:table-cell table:number-columns-repeated="10"/>
          <table:table-cell table:style-name="ce42" table:formula="of:=SUM([.B26:.K26])" office:value-type="float" office:value="0" calcext:value-type="float">
            <text:p>0</text:p>
          </table:table-cell>
          <table:table-cell table:style-name="ce42" table:formula="of:=[.$L$2]-[.L26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33]" office:value-type="string" office:string-value="Eleve 25" calcext:value-type="string">
            <text:p>Eleve 25</text:p>
          </table:table-cell>
          <table:table-cell table:number-columns-repeated="10"/>
          <table:table-cell table:style-name="ce42" table:formula="of:=SUM([.B27:.K27])" office:value-type="float" office:value="0" calcext:value-type="float">
            <text:p>0</text:p>
          </table:table-cell>
          <table:table-cell table:style-name="ce42" table:formula="of:=[.$L$2]-[.L27]" office:value-type="float" office:value="113" calcext:value-type="float">
            <text:p>113</text:p>
          </table:table-cell>
        </table:table-row>
        <table:table-row table:style-name="ro2">
          <table:table-cell table:style-name="ce26" table:formula="of:=[$Présence.A34]" office:value-type="string" office:string-value="Eleve 26" calcext:value-type="string">
            <text:p>Eleve 26</text:p>
          </table:table-cell>
          <table:table-cell table:number-columns-repeated="10"/>
          <table:table-cell table:style-name="ce42" table:formula="of:=SUM([.B28:.K28])" office:value-type="float" office:value="0" calcext:value-type="float">
            <text:p>0</text:p>
          </table:table-cell>
          <table:table-cell table:style-name="ce42" table:formula="of:=[.$L$2]-[.L28]" office:value-type="float" office:value="113" calcext:value-type="float">
            <text:p>113</text:p>
          </table:table-cell>
        </table:table-row>
        <table:table-row table:style-name="ro2" table:number-rows-repeated="104854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Video3" table:style-name="ta1"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TAL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2:.E2])"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26" table:formula="of:=[$Présence.A9]" office:value-type="string" office:string-value="Eleve 1" calcext:value-type="string">
            <text:p>Eleve 1</text:p>
          </table:table-cell>
          <table:table-cell table:number-columns-repeated="4"/>
          <table:table-cell table:style-name="ce42" table:formula="of:=SUM([.B3:.D3])" office:value-type="float" office:value="0" calcext:value-type="float">
            <text:p>0</text:p>
          </table:table-cell>
          <table:table-cell table:style-name="ce42"/>
        </table:table-row>
        <table:table-row table:style-name="ro2">
          <table:table-cell table:style-name="ce26" table:formula="of:=[$Présence.A10]" office:value-type="string" office:string-value="Eleve 2" calcext:value-type="string">
            <text:p>Eleve 2</text:p>
          </table:table-cell>
          <table:table-cell table:number-columns-repeated="4"/>
          <table:table-cell table:style-name="ce42" table:formula="of:=SUM([.B4:.D4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6" table:formula="of:=[$Présence.A11]" office:value-type="string" office:string-value="Eleve 3" calcext:value-type="string">
            <text:p>Eleve 3</text:p>
          </table:table-cell>
          <table:table-cell table:number-columns-repeated="4"/>
          <table:table-cell table:style-name="ce42" table:formula="of:=SUM([.B5:.D5])" office:value-type="float" office:value="0" calcext:value-type="float">
            <text:p>0</text:p>
          </table:table-cell>
          <table:table-cell table:style-name="ce42"/>
        </table:table-row>
        <table:table-row table:style-name="ro2">
          <table:table-cell table:style-name="ce26" table:formula="of:=[$Présence.A12]" office:value-type="string" office:string-value="Eleve 4" calcext:value-type="string">
            <text:p>Eleve 4</text:p>
          </table:table-cell>
          <table:table-cell table:number-columns-repeated="4"/>
          <table:table-cell table:style-name="ce42" table:formula="of:=SUM([.B6:.D6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6" table:formula="of:=[$Présence.A13]" office:value-type="string" office:string-value="Eleve 5" calcext:value-type="string">
            <text:p>Eleve 5</text:p>
          </table:table-cell>
          <table:table-cell table:number-columns-repeated="4"/>
          <table:table-cell table:style-name="ce42" table:formula="of:=SUM([.B7:.D7])" office:value-type="float" office:value="0" calcext:value-type="float">
            <text:p>0</text:p>
          </table:table-cell>
          <table:table-cell table:style-name="ce42"/>
        </table:table-row>
        <table:table-row table:style-name="ro2">
          <table:table-cell table:style-name="ce26" table:formula="of:=[$Présence.A14]" office:value-type="string" office:string-value="Eleve 6" calcext:value-type="string">
            <text:p>Eleve 6</text:p>
          </table:table-cell>
          <table:table-cell table:number-columns-repeated="4"/>
          <table:table-cell table:style-name="ce42" table:formula="of:=SUM([.B8:.D8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6" table:formula="of:=[$Présence.A15]" office:value-type="string" office:string-value="Eleve 7" calcext:value-type="string">
            <text:p>Eleve 7</text:p>
          </table:table-cell>
          <table:table-cell table:number-columns-repeated="4"/>
          <table:table-cell table:style-name="ce42" table:formula="of:=SUM([.B9:.D9])" office:value-type="float" office:value="0" calcext:value-type="float">
            <text:p>0</text:p>
          </table:table-cell>
          <table:table-cell table:style-name="ce42"/>
        </table:table-row>
        <table:table-row table:style-name="ro2">
          <table:table-cell table:style-name="ce26" table:formula="of:=[$Présence.A16]" office:value-type="string" office:string-value="Eleve 8" calcext:value-type="string">
            <text:p>Eleve 8</text:p>
          </table:table-cell>
          <table:table-cell table:number-columns-repeated="4"/>
          <table:table-cell table:style-name="ce42" table:formula="of:=SUM([.B10:.D10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6" table:formula="of:=[$Présence.A17]" office:value-type="string" office:string-value="Eleve 9" calcext:value-type="string">
            <text:p>Eleve 9</text:p>
          </table:table-cell>
          <table:table-cell table:number-columns-repeated="4"/>
          <table:table-cell table:style-name="ce42" table:formula="of:=SUM([.B11:.D11])" office:value-type="float" office:value="0" calcext:value-type="float">
            <text:p>0</text:p>
          </table:table-cell>
          <table:table-cell table:style-name="ce42"/>
        </table:table-row>
        <table:table-row table:style-name="ro2">
          <table:table-cell table:style-name="ce26" table:formula="of:=[$Présence.A18]" office:value-type="string" office:string-value="Eleve 10" calcext:value-type="string">
            <text:p>Eleve 10</text:p>
          </table:table-cell>
          <table:table-cell table:number-columns-repeated="4"/>
          <table:table-cell table:style-name="ce42" table:formula="of:=SUM([.B12:.D12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6" table:formula="of:=[$Présence.A19]" office:value-type="string" office:string-value="Eleve 11" calcext:value-type="string">
            <text:p>Eleve 11</text:p>
          </table:table-cell>
          <table:table-cell table:number-columns-repeated="4"/>
          <table:table-cell table:style-name="ce42" table:formula="of:=SUM([.B13:.D13])" office:value-type="float" office:value="0" calcext:value-type="float">
            <text:p>0</text:p>
          </table:table-cell>
          <table:table-cell table:style-name="ce42"/>
        </table:table-row>
        <table:table-row table:style-name="ro2">
          <table:table-cell table:style-name="ce26" table:formula="of:=[$Présence.A20]" office:value-type="string" office:string-value="Eleve 12" calcext:value-type="string">
            <text:p>Eleve 12</text:p>
          </table:table-cell>
          <table:table-cell table:number-columns-repeated="4"/>
          <table:table-cell table:style-name="ce42" table:formula="of:=SUM([.B14:.D14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6" table:formula="of:=[$Présence.A21]" office:value-type="string" office:string-value="Eleve 13" calcext:value-type="string">
            <text:p>Eleve 13</text:p>
          </table:table-cell>
          <table:table-cell table:number-columns-repeated="4"/>
          <table:table-cell table:style-name="ce42" table:formula="of:=SUM([.B15:.D15])" office:value-type="float" office:value="0" calcext:value-type="float">
            <text:p>0</text:p>
          </table:table-cell>
          <table:table-cell table:style-name="ce42"/>
        </table:table-row>
        <table:table-row table:style-name="ro2">
          <table:table-cell table:style-name="ce26" table:formula="of:=[$Présence.A22]" office:value-type="string" office:string-value="Eleve 14" calcext:value-type="string">
            <text:p>Eleve 14</text:p>
          </table:table-cell>
          <table:table-cell table:number-columns-repeated="4"/>
          <table:table-cell table:style-name="ce42" table:formula="of:=SUM([.B16:.D16])" office:value-type="float" office:value="0" calcext:value-type="float">
            <text:p>0</text:p>
          </table:table-cell>
          <table:table-cell table:style-name="ce42"/>
        </table:table-row>
        <table:table-row table:style-name="ro2">
          <table:table-cell table:style-name="ce26" table:formula="of:=[$Présence.A23]" office:value-type="string" office:string-value="Eleve 15" calcext:value-type="string">
            <text:p>Eleve 15</text:p>
          </table:table-cell>
          <table:table-cell table:number-columns-repeated="4"/>
          <table:table-cell table:style-name="ce42" table:formula="of:=SUM([.B17:.D17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6" table:formula="of:=[$Présence.A24]" office:value-type="string" office:string-value="Eleve 16" calcext:value-type="string">
            <text:p>Eleve 16</text:p>
          </table:table-cell>
          <table:table-cell table:number-columns-repeated="4"/>
          <table:table-cell table:style-name="ce42" table:formula="of:=SUM([.B18:.D18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6" table:formula="of:=[$Présence.A25]" office:value-type="string" office:string-value="Eleve 17" calcext:value-type="string">
            <text:p>Eleve 17</text:p>
          </table:table-cell>
          <table:table-cell table:number-columns-repeated="4"/>
          <table:table-cell table:style-name="ce42" table:formula="of:=SUM([.B19:.D19])" office:value-type="float" office:value="0" calcext:value-type="float">
            <text:p>0</text:p>
          </table:table-cell>
          <table:table-cell table:style-name="ce42"/>
        </table:table-row>
        <table:table-row table:style-name="ro2">
          <table:table-cell table:style-name="ce26" table:formula="of:=[$Présence.A26]" office:value-type="string" office:string-value="Eleve 18" calcext:value-type="string">
            <text:p>Eleve 18</text:p>
          </table:table-cell>
          <table:table-cell table:number-columns-repeated="4"/>
          <table:table-cell table:style-name="ce42" table:formula="of:=SUM([.B20:.D20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6" table:formula="of:=[$Présence.A27]" office:value-type="string" office:string-value="Eleve 19" calcext:value-type="string">
            <text:p>Eleve 19</text:p>
          </table:table-cell>
          <table:table-cell table:number-columns-repeated="4"/>
          <table:table-cell table:style-name="ce42" table:formula="of:=SUM([.B21:.D21])" office:value-type="float" office:value="0" calcext:value-type="float">
            <text:p>0</text:p>
          </table:table-cell>
          <table:table-cell table:style-name="ce42"/>
        </table:table-row>
        <table:table-row table:style-name="ro2">
          <table:table-cell table:style-name="ce26" table:formula="of:=[$Présence.A28]" office:value-type="string" office:string-value="Eleve 20" calcext:value-type="string">
            <text:p>Eleve 20</text:p>
          </table:table-cell>
          <table:table-cell table:number-columns-repeated="4"/>
          <table:table-cell table:style-name="ce42" table:formula="of:=SUM([.B22:.D22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6" table:formula="of:=[$Présence.A29]" office:value-type="string" office:string-value="Eleve 21" calcext:value-type="string">
            <text:p>Eleve 21</text:p>
          </table:table-cell>
          <table:table-cell table:number-columns-repeated="4"/>
          <table:table-cell table:style-name="ce42" table:formula="of:=SUM([.B23:.D23])" office:value-type="float" office:value="0" calcext:value-type="float">
            <text:p>0</text:p>
          </table:table-cell>
          <table:table-cell table:style-name="ce42"/>
        </table:table-row>
        <table:table-row table:style-name="ro2">
          <table:table-cell table:style-name="ce26" table:formula="of:=[$Présence.A30]" office:value-type="string" office:string-value="Eleve 22" calcext:value-type="string">
            <text:p>Eleve 22</text:p>
          </table:table-cell>
          <table:table-cell table:number-columns-repeated="4"/>
          <table:table-cell table:style-name="ce42" table:formula="of:=SUM([.B24:.D24])" office:value-type="float" office:value="0" calcext:value-type="float">
            <text:p>0</text:p>
          </table:table-cell>
          <table:table-cell table:style-name="ce42"/>
        </table:table-row>
        <table:table-row table:style-name="ro2">
          <table:table-cell table:style-name="ce26" table:formula="of:=[$Présence.A31]" office:value-type="string" office:string-value="Eleve 23" calcext:value-type="string">
            <text:p>Eleve 23</text:p>
          </table:table-cell>
          <table:table-cell table:number-columns-repeated="4"/>
          <table:table-cell table:style-name="ce42" table:formula="of:=SUM([.B25:.D25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6" table:formula="of:=[$Présence.A32]" office:value-type="string" office:string-value="Eleve 24" calcext:value-type="string">
            <text:p>Eleve 24</text:p>
          </table:table-cell>
          <table:table-cell table:number-columns-repeated="4"/>
          <table:table-cell table:style-name="ce42" table:formula="of:=SUM([.B26:.D26])" office:value-type="float" office:value="0" calcext:value-type="float">
            <text:p>0</text:p>
          </table:table-cell>
          <table:table-cell table:style-name="ce42"/>
        </table:table-row>
        <table:table-row table:style-name="ro2">
          <table:table-cell table:style-name="ce26" table:formula="of:=[$Présence.A33]" office:value-type="string" office:string-value="Eleve 25" calcext:value-type="string">
            <text:p>Eleve 25</text:p>
          </table:table-cell>
          <table:table-cell table:number-columns-repeated="4"/>
          <table:table-cell table:style-name="ce42" table:formula="of:=SUM([.B27:.D27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6" table:formula="of:=[$Présence.A34]" office:value-type="string" office:string-value="Eleve 26" calcext:value-type="string">
            <text:p>Eleve 26</text:p>
          </table:table-cell>
          <table:table-cell table:number-columns-repeated="4"/>
          <table:table-cell table:style-name="ce42" table:formula="of:=SUM([.B28:.D28])" office:value-type="float" office:value="0" calcext:value-type="float">
            <text:p>0</text:p>
          </table:table-cell>
          <table:table-cell/>
        </table:table-row>
        <table:table-row table:style-name="ro2" table:number-rows-repeated="104854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Video4" table:style-name="ta1"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number-columns-repeated="5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row table:style-name="ro2">
          <table:table-cell/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44" office:value-type="string" calcext:value-type="string" table:number-columns-spanned="5" table:number-rows-spanned="1">
            <text:p>2</text:p>
          </table:table-cell>
          <table:covered-table-cell table:number-columns-repeated="4"/>
          <table:table-cell table:style-name="ce42"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table:number-columns-repeated="5"/>
        </table:table-row>
        <table:table-row table:style-name="ro2">
          <table:table-cell/>
          <table:covered-table-cell office:value-type="float" office:value="1" calcext:value-type="float">
            <text:p>1</text:p>
          </table:covered-table-cell>
          <table:table-cell table:style-name="ce4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B3:.M3])" office:value-type="float" office:value="43" calcext:value-type="float">
            <text:p>43</text:p>
          </table:table-cell>
          <table:table-cell/>
        </table:table-row>
        <table:table-row table:style-name="ro2">
          <table:table-cell table:style-name="ce26" table:formula="of:=[$Présence.A9]" office:value-type="string" office:string-value="Eleve 1" calcext:value-type="string">
            <text:p>Eleve 1</text:p>
          </table:table-cell>
          <table:table-cell table:number-columns-repeated="13"/>
          <table:table-cell table:style-name="ce42" table:formula="of:=SUM([.B4:.M4])" office:value-type="float" office:value="0" calcext:value-type="float">
            <text:p>0</text:p>
          </table:table-cell>
          <table:table-cell table:style-name="ce42" table:formula="of:=[.$O$3]-[.O4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10]" office:value-type="string" office:string-value="Eleve 2" calcext:value-type="string">
            <text:p>Eleve 2</text:p>
          </table:table-cell>
          <table:table-cell table:number-columns-repeated="13"/>
          <table:table-cell table:style-name="ce42" table:formula="of:=SUM([.B5:.M5])" office:value-type="float" office:value="0" calcext:value-type="float">
            <text:p>0</text:p>
          </table:table-cell>
          <table:table-cell table:style-name="ce42" table:formula="of:=[.$O$3]-[.O5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11]" office:value-type="string" office:string-value="Eleve 3" calcext:value-type="string">
            <text:p>Eleve 3</text:p>
          </table:table-cell>
          <table:table-cell table:number-columns-repeated="13"/>
          <table:table-cell table:style-name="ce42" table:formula="of:=SUM([.B6:.M6])" office:value-type="float" office:value="0" calcext:value-type="float">
            <text:p>0</text:p>
          </table:table-cell>
          <table:table-cell table:style-name="ce42" table:formula="of:=[.$O$3]-[.O6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12]" office:value-type="string" office:string-value="Eleve 4" calcext:value-type="string">
            <text:p>Eleve 4</text:p>
          </table:table-cell>
          <table:table-cell table:number-columns-repeated="13"/>
          <table:table-cell table:style-name="ce42" table:formula="of:=SUM([.B7:.M7])" office:value-type="float" office:value="0" calcext:value-type="float">
            <text:p>0</text:p>
          </table:table-cell>
          <table:table-cell table:style-name="ce42" table:formula="of:=[.$O$3]-[.O7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13]" office:value-type="string" office:string-value="Eleve 5" calcext:value-type="string">
            <text:p>Eleve 5</text:p>
          </table:table-cell>
          <table:table-cell table:number-columns-repeated="13"/>
          <table:table-cell table:style-name="ce42" table:formula="of:=SUM([.B8:.M8])" office:value-type="float" office:value="0" calcext:value-type="float">
            <text:p>0</text:p>
          </table:table-cell>
          <table:table-cell table:style-name="ce42" table:formula="of:=[.$O$3]-[.O8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14]" office:value-type="string" office:string-value="Eleve 6" calcext:value-type="string">
            <text:p>Eleve 6</text:p>
          </table:table-cell>
          <table:table-cell table:number-columns-repeated="13"/>
          <table:table-cell table:style-name="ce42" table:formula="of:=SUM([.B9:.M9])" office:value-type="float" office:value="0" calcext:value-type="float">
            <text:p>0</text:p>
          </table:table-cell>
          <table:table-cell table:style-name="ce42" table:formula="of:=[.$O$3]-[.O9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15]" office:value-type="string" office:string-value="Eleve 7" calcext:value-type="string">
            <text:p>Eleve 7</text:p>
          </table:table-cell>
          <table:table-cell table:number-columns-repeated="13"/>
          <table:table-cell table:style-name="ce42" table:formula="of:=SUM([.B10:.M10])" office:value-type="float" office:value="0" calcext:value-type="float">
            <text:p>0</text:p>
          </table:table-cell>
          <table:table-cell table:style-name="ce42" table:formula="of:=[.$O$3]-[.O10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16]" office:value-type="string" office:string-value="Eleve 8" calcext:value-type="string">
            <text:p>Eleve 8</text:p>
          </table:table-cell>
          <table:table-cell table:number-columns-repeated="13"/>
          <table:table-cell table:style-name="ce42" table:formula="of:=SUM([.B11:.M11])" office:value-type="float" office:value="0" calcext:value-type="float">
            <text:p>0</text:p>
          </table:table-cell>
          <table:table-cell table:style-name="ce42" table:formula="of:=[.$O$3]-[.O11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17]" office:value-type="string" office:string-value="Eleve 9" calcext:value-type="string">
            <text:p>Eleve 9</text:p>
          </table:table-cell>
          <table:table-cell table:number-columns-repeated="13"/>
          <table:table-cell table:style-name="ce42" table:formula="of:=SUM([.B12:.M12])" office:value-type="float" office:value="0" calcext:value-type="float">
            <text:p>0</text:p>
          </table:table-cell>
          <table:table-cell table:style-name="ce42" table:formula="of:=[.$O$3]-[.O12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18]" office:value-type="string" office:string-value="Eleve 10" calcext:value-type="string">
            <text:p>Eleve 10</text:p>
          </table:table-cell>
          <table:table-cell table:number-columns-repeated="13"/>
          <table:table-cell table:style-name="ce42" table:formula="of:=SUM([.B13:.M13])" office:value-type="float" office:value="0" calcext:value-type="float">
            <text:p>0</text:p>
          </table:table-cell>
          <table:table-cell table:style-name="ce42" table:formula="of:=[.$O$3]-[.O13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19]" office:value-type="string" office:string-value="Eleve 11" calcext:value-type="string">
            <text:p>Eleve 11</text:p>
          </table:table-cell>
          <table:table-cell table:number-columns-repeated="13"/>
          <table:table-cell table:style-name="ce42" table:formula="of:=SUM([.B14:.M14])" office:value-type="float" office:value="0" calcext:value-type="float">
            <text:p>0</text:p>
          </table:table-cell>
          <table:table-cell table:style-name="ce42" table:formula="of:=[.$O$3]-[.O14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20]" office:value-type="string" office:string-value="Eleve 12" calcext:value-type="string">
            <text:p>Eleve 12</text:p>
          </table:table-cell>
          <table:table-cell table:number-columns-repeated="13"/>
          <table:table-cell table:style-name="ce42" table:formula="of:=SUM([.B15:.M15])" office:value-type="float" office:value="0" calcext:value-type="float">
            <text:p>0</text:p>
          </table:table-cell>
          <table:table-cell table:style-name="ce42" table:formula="of:=[.$O$3]-[.O15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21]" office:value-type="string" office:string-value="Eleve 13" calcext:value-type="string">
            <text:p>Eleve 13</text:p>
          </table:table-cell>
          <table:table-cell table:number-columns-repeated="13"/>
          <table:table-cell table:style-name="ce42" table:formula="of:=SUM([.B16:.M16])" office:value-type="float" office:value="0" calcext:value-type="float">
            <text:p>0</text:p>
          </table:table-cell>
          <table:table-cell table:style-name="ce42" table:formula="of:=[.$O$3]-[.O16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22]" office:value-type="string" office:string-value="Eleve 14" calcext:value-type="string">
            <text:p>Eleve 14</text:p>
          </table:table-cell>
          <table:table-cell table:number-columns-repeated="13"/>
          <table:table-cell table:style-name="ce42" table:formula="of:=SUM([.B17:.M17])" office:value-type="float" office:value="0" calcext:value-type="float">
            <text:p>0</text:p>
          </table:table-cell>
          <table:table-cell table:style-name="ce42" table:formula="of:=[.$O$3]-[.O17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23]" office:value-type="string" office:string-value="Eleve 15" calcext:value-type="string">
            <text:p>Eleve 15</text:p>
          </table:table-cell>
          <table:table-cell table:number-columns-repeated="13"/>
          <table:table-cell table:style-name="ce42" table:formula="of:=SUM([.B18:.M18])" office:value-type="float" office:value="0" calcext:value-type="float">
            <text:p>0</text:p>
          </table:table-cell>
          <table:table-cell table:style-name="ce42" table:formula="of:=[.$O$3]-[.O18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24]" office:value-type="string" office:string-value="Eleve 16" calcext:value-type="string">
            <text:p>Eleve 16</text:p>
          </table:table-cell>
          <table:table-cell table:number-columns-repeated="13"/>
          <table:table-cell table:style-name="ce42" table:formula="of:=SUM([.B19:.M19])" office:value-type="float" office:value="0" calcext:value-type="float">
            <text:p>0</text:p>
          </table:table-cell>
          <table:table-cell table:style-name="ce42" table:formula="of:=[.$O$3]-[.O19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25]" office:value-type="string" office:string-value="Eleve 17" calcext:value-type="string">
            <text:p>Eleve 17</text:p>
          </table:table-cell>
          <table:table-cell table:number-columns-repeated="13"/>
          <table:table-cell table:style-name="ce42" table:formula="of:=SUM([.B20:.M20])" office:value-type="float" office:value="0" calcext:value-type="float">
            <text:p>0</text:p>
          </table:table-cell>
          <table:table-cell table:style-name="ce42" table:formula="of:=[.$O$3]-[.O20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26]" office:value-type="string" office:string-value="Eleve 18" calcext:value-type="string">
            <text:p>Eleve 18</text:p>
          </table:table-cell>
          <table:table-cell table:number-columns-repeated="13"/>
          <table:table-cell table:style-name="ce42" table:formula="of:=SUM([.B21:.M21])" office:value-type="float" office:value="0" calcext:value-type="float">
            <text:p>0</text:p>
          </table:table-cell>
          <table:table-cell table:style-name="ce42" table:formula="of:=[.$O$3]-[.O21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27]" office:value-type="string" office:string-value="Eleve 19" calcext:value-type="string">
            <text:p>Eleve 19</text:p>
          </table:table-cell>
          <table:table-cell table:number-columns-repeated="13"/>
          <table:table-cell table:style-name="ce42" table:formula="of:=SUM([.B22:.M22])" office:value-type="float" office:value="0" calcext:value-type="float">
            <text:p>0</text:p>
          </table:table-cell>
          <table:table-cell table:style-name="ce42" table:formula="of:=[.$O$3]-[.O22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28]" office:value-type="string" office:string-value="Eleve 20" calcext:value-type="string">
            <text:p>Eleve 20</text:p>
          </table:table-cell>
          <table:table-cell table:number-columns-repeated="13"/>
          <table:table-cell table:style-name="ce42" table:formula="of:=SUM([.B23:.M23])" office:value-type="float" office:value="0" calcext:value-type="float">
            <text:p>0</text:p>
          </table:table-cell>
          <table:table-cell table:style-name="ce42" table:formula="of:=[.$O$3]-[.O23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29]" office:value-type="string" office:string-value="Eleve 21" calcext:value-type="string">
            <text:p>Eleve 21</text:p>
          </table:table-cell>
          <table:table-cell table:number-columns-repeated="13"/>
          <table:table-cell table:style-name="ce42" table:formula="of:=SUM([.B24:.M24])" office:value-type="float" office:value="0" calcext:value-type="float">
            <text:p>0</text:p>
          </table:table-cell>
          <table:table-cell table:style-name="ce42" table:formula="of:=[.$O$3]-[.O24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30]" office:value-type="string" office:string-value="Eleve 22" calcext:value-type="string">
            <text:p>Eleve 22</text:p>
          </table:table-cell>
          <table:table-cell table:number-columns-repeated="13"/>
          <table:table-cell table:style-name="ce42" table:formula="of:=SUM([.B25:.M25])" office:value-type="float" office:value="0" calcext:value-type="float">
            <text:p>0</text:p>
          </table:table-cell>
          <table:table-cell table:style-name="ce42" table:formula="of:=[.$O$3]-[.O25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31]" office:value-type="string" office:string-value="Eleve 23" calcext:value-type="string">
            <text:p>Eleve 23</text:p>
          </table:table-cell>
          <table:table-cell table:number-columns-repeated="13"/>
          <table:table-cell table:style-name="ce42" table:formula="of:=SUM([.B26:.M26])" office:value-type="float" office:value="0" calcext:value-type="float">
            <text:p>0</text:p>
          </table:table-cell>
          <table:table-cell table:style-name="ce42" table:formula="of:=[.$O$3]-[.O26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32]" office:value-type="string" office:string-value="Eleve 24" calcext:value-type="string">
            <text:p>Eleve 24</text:p>
          </table:table-cell>
          <table:table-cell table:number-columns-repeated="13"/>
          <table:table-cell table:style-name="ce42" table:formula="of:=SUM([.B27:.M27])" office:value-type="float" office:value="0" calcext:value-type="float">
            <text:p>0</text:p>
          </table:table-cell>
          <table:table-cell table:style-name="ce42" table:formula="of:=[.$O$3]-[.O27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33]" office:value-type="string" office:string-value="Eleve 25" calcext:value-type="string">
            <text:p>Eleve 25</text:p>
          </table:table-cell>
          <table:table-cell table:number-columns-repeated="13"/>
          <table:table-cell table:style-name="ce42" table:formula="of:=SUM([.B28:.M28])" office:value-type="float" office:value="0" calcext:value-type="float">
            <text:p>0</text:p>
          </table:table-cell>
          <table:table-cell table:style-name="ce42" table:formula="of:=[.$O$3]-[.O28]" office:value-type="float" office:value="43" calcext:value-type="float">
            <text:p>43</text:p>
          </table:table-cell>
        </table:table-row>
        <table:table-row table:style-name="ro2">
          <table:table-cell table:style-name="ce26" table:formula="of:=[$Présence.A34]" office:value-type="string" office:string-value="Eleve 26" calcext:value-type="string">
            <text:p>Eleve 26</text:p>
          </table:table-cell>
          <table:table-cell table:number-columns-repeated="13"/>
          <table:table-cell table:style-name="ce42" table:formula="of:=SUM([.B29:.M29])" office:value-type="float" office:value="0" calcext:value-type="float">
            <text:p>0</text:p>
          </table:table-cell>
          <table:table-cell table:style-name="ce42" table:formula="of:=[.$O$3]-[.O29]" office:value-type="float" office:value="43" calcext:value-type="float">
            <text:p>43</text:p>
          </table:table-cell>
        </table:table-row>
        <table:table-row table:style-name="ro2" table:number-rows-repeated="104854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5f_BuiltIn_5f_20_a0__25__20_-_20_Accent1" style:display-name="Excel_BuiltIn_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Satisfaisant" style:display-name="Excel_BuiltIn_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itre_a0_1" style:display-name="Excel_BuiltIn_Titre 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ideo1" style:family="table-cell" style:parent-style-name="Default">
      <style:table-cell-properties fo:background-color="#00a933" style:diagonal-bl-tr="none" style:diagonal-tl-br="none"/>
    </style:style>
    <style:style style:name="video_20_2" style:display-name="video 2" style:family="table-cell" style:parent-style-name="Default">
      <style:table-cell-properties fo:background-color="#ff7b59"/>
    </style:style>
    <style:style style:name="Sans_20_nom1" style:display-name="Sans nom1" style:family="table-cell" style:parent-style-name="Default">
      <style:table-cell-properties fo:background-color="#ffd428"/>
    </style:style>
    <style:style style:name="Sans_20_nom2" style:display-name="Sans nom2" style:family="table-cell" style:parent-style-name="Default">
      <style:table-cell-properties fo:background-color="#b4c7dc"/>
    </style:style>
    <style:style style:name="aucune_20_video_20__2f__20_ABS" style:display-name="aucune video / ABS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LV" style:display-name="PageStyle_ETL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9T17:39:50.881000000</dc:date>
    <meta:editing-duration>PT13H40M4S</meta:editing-duration>
    <meta:editing-cycles>99</meta:editing-cycles>
    <meta:generator>LibreOffice/7.2.5.2$Windows_X86_64 LibreOffice_project/499f9727c189e6ef3471021d6132d4c694f357e5</meta:generator>
    <meta:document-statistic meta:table-count="6" meta:cell-count="756" meta:object-count="0"/>
  </office:meta>
</office:document-meta>
</file>